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ouriar new" svg:font-family="Couriar new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Верхнийколонтитул" style:master-page-name="MP0" style:family="paragraph">
      <style:paragraph-properties fo:break-before="page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 fo:text-indent="0.4923in"/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21" style:parent-style-name="Standard" style:family="paragraph">
      <style:paragraph-properties fo:text-align="center" fo:line-height="150%"/>
    </style:style>
    <style:style style:name="T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T2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5" style:family="table-column">
      <style:table-column-properties style:column-width="2.9527in" style:use-optimal-column-width="false"/>
    </style:style>
    <style:style style:name="TableColumn36" style:family="table-column">
      <style:table-column-properties style:column-width="1.7722in" style:use-optimal-column-width="false"/>
    </style:style>
    <style:style style:name="TableColumn37" style:family="table-column">
      <style:table-column-properties style:column-width="1.968in" style:use-optimal-column-width="false"/>
    </style:style>
    <style:style style:name="Table34" style:family="table">
      <style:table-properties style:width="6.693in" style:rel-width="100%" fo:margin-left="-0.075in" table:align="left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4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line-height="150%"/>
      <style:text-properties fo:font-size="14pt" style:font-size-asian="14pt"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Row45" style:family="table-row">
      <style:table-row-properties style:min-row-height="0.4263in" style:use-optimal-row-height="false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TableCell4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line-height="150%"/>
      <style:text-properties fo:font-size="14pt" style:font-size-asian="14pt" style:font-size-complex="14pt"/>
    </style:style>
    <style:style style:name="TableCell5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 fo:text-align="center" fo:line-height="150%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break-before="page"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style:font-name="Cambria Math" style:font-name-complex="Cambria Math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P71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72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73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74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75" style:parent-style-name="Standard" style:family="paragraph"/>
    <style:style style:name="T76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77" style:parent-style-name="Основнойшрифтабзаца" style:family="text">
      <style:text-properties style:letter-kerning="false" fo:font-size="14pt" style:font-size-asian="14pt" style:font-size-complex="14pt" fo:language="en" fo:country="US" style:language-asian="ru" style:country-asian="RU"/>
    </style:style>
    <style:style style:name="T78" style:parent-style-name="Основнойшрифтабзаца" style:family="text">
      <style:text-properties style:letter-kerning="false" style:text-position="sub 64.2%" fo:font-size="14pt" style:font-size-asian="14pt" style:font-size-complex="14pt" fo:language="en" fo:country="US" style:language-asian="ru" style:country-asian="RU"/>
    </style:style>
    <style:style style:name="T79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80" style:parent-style-name="Основнойшрифтабзаца" style:family="text">
      <style:text-properties style:letter-kerning="false" fo:font-size="14pt" style:font-size-asian="14pt" style:font-size-complex="14pt" style:language-asian="ru" style:country-asian="RU"/>
    </style:style>
    <style:style style:name="T81" style:parent-style-name="Основнойшрифтабзаца" style:family="text">
      <style:text-properties style:letter-kerning="false" fo:font-size="14pt" style:font-size-asian="14pt" style:font-size-complex="14pt" fo:language="en" fo:country="US" style:language-asian="ru" style:country-asian="RU"/>
    </style:style>
    <style:style style:name="T82" style:parent-style-name="Основнойшрифтабзаца" style:family="text">
      <style:text-properties style:letter-kerning="false" style:text-position="sub 64.2%" fo:font-size="14pt" style:font-size-asian="14pt" style:font-size-complex="14pt" fo:language="en" fo:country="US" style:language-asian="ru" style:country-asian="RU"/>
    </style:style>
    <style:style style:name="P83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84" style:parent-style-name="Standard" style:family="paragraph">
      <style:text-properties style:letter-kerning="false" fo:font-size="14pt" style:font-size-asian="14pt" style:font-size-complex="14pt" style:language-asian="ru" style:country-asian="RU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87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88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89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0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1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2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3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4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5" style:parent-style-name="Standard" style:family="paragraph">
      <style:paragraph-properties fo:line-height="150%" fo:text-indent="0.5in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98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99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00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01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02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03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04" style:parent-style-name="Standard" style:family="paragraph">
      <style:paragraph-properties style:text-autospace="none" fo:text-align="justify" fo:line-height="150%"/>
    </style:style>
    <style:style style:name="T105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Standard" style:family="paragraph">
      <style:paragraph-properties style:text-autospace="none" fo:text-align="justify" fo:line-height="150%"/>
    </style:style>
    <style:style style:name="T108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Standard" style:family="paragraph">
      <style:paragraph-properties style:text-autospace="none" fo:text-align="justify" fo:line-height="150%"/>
    </style:style>
    <style:style style:name="T111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12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P114" style:parent-style-name="Standard" style:family="paragraph">
      <style:paragraph-properties style:text-autospace="none" fo:text-align="justify" fo:line-height="150%"/>
    </style:style>
    <style:style style:name="T115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16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19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22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P126" style:parent-style-name="Standard" style:family="paragraph">
      <style:paragraph-properties style:text-autospace="none" fo:text-align="justify" fo:line-height="150%"/>
    </style:style>
    <style:style style:name="T127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28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31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34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39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40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41" style:parent-style-name="Standard" style:family="paragraph">
      <style:paragraph-properties style:text-autospace="none" fo:text-align="justify" fo:line-height="150%"/>
    </style:style>
    <style:style style:name="T142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43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Standard" style:family="paragraph">
      <style:paragraph-properties style:text-autospace="none" fo:text-align="justify" fo:line-height="150%"/>
    </style:style>
    <style:style style:name="T146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47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50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53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Standard" style:family="paragraph">
      <style:paragraph-properties style:text-autospace="none" fo:text-align="justify" fo:line-height="150%"/>
    </style:style>
    <style:style style:name="T156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57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60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de" fo:country="DE"/>
    </style:style>
    <style:style style:name="T163" style:parent-style-name="Основнойшрифтабзаца" style:family="text">
      <style:text-properties style:text-position="sub 64.2%" fo:font-size="14pt" style:font-size-asian="14pt" style:font-size-complex="14pt" fo:language="de" fo:country="DE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66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67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68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/>
    </style:style>
    <style:style style:name="P169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70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71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2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3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4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5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6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7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8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79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0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1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2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3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4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5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en" fo:country="US"/>
    </style:style>
    <style:style style:name="P186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87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88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89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90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91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92" style:parent-style-name="Standard" style:family="paragraph">
      <style:paragraph-properties style:text-autospace="none" fo:text-align="justify" fo:line-height="150%"/>
      <style:text-properties fo:font-size="14pt" style:font-size-asian="14pt" style:font-size-complex="14pt" fo:language="de" fo:country="DE"/>
    </style:style>
    <style:style style:name="P193" style:parent-style-name="Standard" style:family="paragraph">
      <style:paragraph-properties style:text-autospace="none" fo:text-align="justify" fo:line-height="150%"/>
      <style:text-properties fo:font-weight="bold" style:font-weight-asian="bold" fo:font-size="14pt" style:font-size-asian="14pt" style:font-size-complex="14pt" fo:language="de" fo:country="DE" style:language-asian="ru" style:country-asian="RU"/>
    </style:style>
    <style:style style:name="P19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9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3" style:parent-style-name="Textbody" style:family="paragraph">
      <style:paragraph-properties fo:text-align="start" fo:line-height="150%"/>
      <style:text-properties fo:font-weight="normal" style:font-weight-asian="normal"/>
    </style:style>
    <style:style style:name="P204" style:parent-style-name="ListContents" style:family="paragraph">
      <style:paragraph-properties fo:line-height="150%"/>
    </style:style>
    <style:style style:name="T205" style:parent-style-name="Основнойшрифтабзаца" style:family="text">
      <style:text-properties style:language-asian="ru" style:country-asian="RU"/>
    </style:style>
    <style:style style:name="P206" style:parent-style-name="Textbody" style:family="paragraph">
      <style:paragraph-properties fo:text-align="start" fo:line-height="150%"/>
      <style:text-properties fo:font-weight="normal" style:font-weight-asian="normal"/>
    </style:style>
    <style:style style:name="P207" style:parent-style-name="Standard" style:family="paragraph">
      <style:paragraph-properties fo:line-height="150%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21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1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12" style:parent-style-name="Standard" style:family="paragraph">
      <style:paragraph-properties fo:line-height="150%"/>
      <style:text-properties fo:font-size="14pt" style:font-size-asian="14pt" style:font-size-complex="14pt" fo:language="en" fo:country="US"/>
    </style:style>
    <style:style style:name="P213" style:parent-style-name="Standard" style:family="paragraph">
      <style:paragraph-properties fo:line-height="150%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17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1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19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2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221" style:parent-style-name="Standard" style:family="paragraph">
      <style:paragraph-properties fo:line-height="150%"/>
    </style:style>
    <style:style style:name="P222" style:parent-style-name="Standard" style:family="paragraph">
      <style:paragraph-properties fo:line-height="150%"/>
    </style:style>
    <style:style style:name="P223" style:parent-style-name="Standard" style:family="paragraph">
      <style:paragraph-properties fo:line-height="150%"/>
    </style:style>
    <style:style style:name="P224" style:parent-style-name="Standard" style:family="paragraph">
      <style:paragraph-properties fo:line-height="150%"/>
    </style:style>
    <style:style style:name="P225" style:parent-style-name="Standard" style:family="paragraph">
      <style:paragraph-properties fo:line-height="150%"/>
    </style:style>
    <style:style style:name="P226" style:parent-style-name="Standard" style:family="paragraph">
      <style:paragraph-properties fo:line-height="150%"/>
    </style:style>
    <style:style style:name="P227" style:parent-style-name="Standard" style:family="paragraph">
      <style:paragraph-properties fo:line-height="150%"/>
    </style:style>
    <style:style style:name="P228" style:parent-style-name="Standard" style:family="paragraph">
      <style:paragraph-properties fo:line-height="150%"/>
    </style:style>
    <style:style style:name="P229" style:parent-style-name="Standard" style:family="paragraph">
      <style:paragraph-properties fo:line-height="150%"/>
    </style:style>
    <style:style style:name="P230" style:parent-style-name="Standard" style:family="paragraph">
      <style:paragraph-properties fo:line-height="150%"/>
    </style:style>
    <style:style style:name="P231" style:parent-style-name="Standard" style:family="paragraph">
      <style:paragraph-properties fo:line-height="150%"/>
    </style:style>
    <style:style style:name="P232" style:parent-style-name="Standard" style:family="paragraph">
      <style:paragraph-properties fo:line-height="150%"/>
    </style:style>
    <style:style style:name="P233" style:parent-style-name="Standard" style:family="paragraph">
      <style:paragraph-properties fo:line-height="150%"/>
    </style:style>
    <style:style style:name="P234" style:parent-style-name="Standard" style:family="paragraph">
      <style:paragraph-properties fo:line-height="150%"/>
    </style:style>
    <style:style style:name="P235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4923in"/>
    </style:style>
    <style:style style:name="T23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3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P23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4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5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6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7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8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29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4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5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6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7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8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09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10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11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12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13" style:parent-style-name="Standard" style:family="paragraph">
      <style:paragraph-properties fo:text-align="justify" fo:line-height="115%" fo:text-indent="0.4923in"/>
      <style:text-properties style:font-name="Couriar new" fo:language="en" fo:country="US"/>
    </style:style>
    <style:style style:name="P314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15" style:parent-style-name="Standard" style:family="paragraph">
      <style:paragraph-properties fo:text-align="justify" fo:line-height="115%" fo:text-indent="0.4923in"/>
    </style:style>
    <style:style style:name="T3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7" style:parent-style-name="Основнойшрифтабзаца" style:family="text">
      <style:text-properties fo:font-size="14pt" style:font-size-asian="14pt" style:font-size-complex="14pt"/>
    </style:style>
    <style:style style:name="T3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9" style:parent-style-name="Основнойшрифтабзаца" style:family="text">
      <style:text-properties fo:font-size="14pt" style:font-size-asian="14pt" style:font-size-complex="14pt"/>
    </style:style>
    <style:style style:name="P320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1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2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3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4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5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6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7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8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29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0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1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2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3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4" style:parent-style-name="Standard" style:family="paragraph">
      <style:paragraph-properties fo:text-align="justify" fo:line-height="115%" fo:text-indent="0.4923in"/>
      <style:text-properties fo:font-size="14pt" style:font-size-asian="14pt" style:font-size-complex="14pt" fo:language="en" fo:country="US"/>
    </style:style>
    <style:style style:name="P335" style:parent-style-name="Standard" style:family="paragraph">
      <style:paragraph-properties fo:text-align="justify" fo:line-height="115%" fo:text-indent="0.4923in"/>
      <style:text-properties fo:font-size="14pt" style:font-size-asian="14pt" style:font-size-complex="14pt"/>
    </style:style>
    <style:style style:name="P336" style:parent-style-name="Standard" style:family="paragraph">
      <style:paragraph-properties fo:text-align="justify" fo:line-height="115%" fo:text-indent="0.4923in"/>
      <style:text-properties fo:font-size="14pt" style:font-size-asian="14pt" style:font-size-complex="14pt"/>
    </style:style>
    <style:style style:name="P337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33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339" style:parent-style-name="Times14_РИО2" style:family="paragraph">
      <style:paragraph-properties fo:break-before="page" fo:line-height="150%" fo:text-indent="0in"/>
    </style:style>
    <style:style style:name="T340" style:parent-style-name="Названиекниги" style:family="text">
      <style:text-properties style:font-weight-complex="normal" fo:text-transform="uppercase" style:font-size-complex="14pt"/>
    </style:style>
    <style:style style:name="P341" style:parent-style-name="Standard" style:family="paragraph">
      <style:paragraph-properties fo:margin-top="0.0395in" fo:margin-bottom="0.0395in"/>
    </style:style>
    <style:style style:name="T34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43" style:parent-style-name="Standard" style:family="paragraph">
      <style:paragraph-properties fo:margin-top="0.0395in" fo:margin-bottom="0.0395in"/>
    </style:style>
    <style:style style:name="T34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45" style:parent-style-name="Standard" style:family="paragraph">
      <style:paragraph-properties fo:margin-top="0.0395in" fo:margin-bottom="0.0395in"/>
    </style:style>
    <style:style style:name="T34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47" style:parent-style-name="Standard" style:family="paragraph">
      <style:paragraph-properties fo:margin-top="0.0395in" fo:margin-bottom="0.0395in"/>
    </style:style>
    <style:style style:name="T34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49" style:parent-style-name="Standard" style:family="paragraph">
      <style:paragraph-properties fo:margin-top="0.0395in" fo:margin-bottom="0.0395in"/>
    </style:style>
    <style:style style:name="T35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51" style:parent-style-name="Standard" style:family="paragraph">
      <style:paragraph-properties fo:margin-top="0.0395in" fo:margin-bottom="0.0395in"/>
    </style:style>
    <style:style style:name="T35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53" style:parent-style-name="Standard" style:family="paragraph">
      <style:paragraph-properties fo:margin-top="0.0395in" fo:margin-bottom="0.0395in"/>
    </style:style>
    <style:style style:name="T35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5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56" style:parent-style-name="Standard" style:family="paragraph">
      <style:paragraph-properties fo:margin-top="0.0395in" fo:margin-bottom="0.0395in"/>
    </style:style>
    <style:style style:name="T35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35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59" style:parent-style-name="Standard" style:family="paragraph">
      <style:paragraph-properties fo:margin-top="0.0395in" fo:margin-bottom="0.0395in"/>
    </style:style>
    <style:style style:name="T36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6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6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63" style:parent-style-name="Standard" style:family="paragraph">
      <style:paragraph-properties fo:margin-top="0.0395in" fo:margin-bottom="0.0395in"/>
    </style:style>
    <style:style style:name="T36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65" style:parent-style-name="Standard" style:family="paragraph">
      <style:paragraph-properties fo:margin-top="0.0395in" fo:margin-bottom="0.0395in"/>
    </style:style>
    <style:style style:name="T36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67" style:parent-style-name="Standard" style:family="paragraph">
      <style:paragraph-properties fo:margin-top="0.0395in" fo:margin-bottom="0.0395in"/>
    </style:style>
    <style:style style:name="T36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69" style:parent-style-name="Standard" style:family="paragraph">
      <style:paragraph-properties fo:margin-top="0.0395in" fo:margin-bottom="0.0395in"/>
    </style:style>
    <style:style style:name="T37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71" style:parent-style-name="Standard" style:family="paragraph">
      <style:paragraph-properties fo:margin-top="0.0395in" fo:margin-bottom="0.0395in"/>
    </style:style>
    <style:style style:name="T37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73" style:parent-style-name="Standard" style:family="paragraph">
      <style:paragraph-properties fo:margin-top="0.0395in" fo:margin-bottom="0.0395in"/>
    </style:style>
    <style:style style:name="T37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37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76" style:parent-style-name="Standard" style:family="paragraph">
      <style:paragraph-properties fo:margin-top="0.0395in" fo:margin-bottom="0.0395in"/>
    </style:style>
    <style:style style:name="T37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78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79" style:parent-style-name="Standard" style:family="paragraph">
      <style:paragraph-properties fo:margin-top="0.0395in" fo:margin-bottom="0.0395in"/>
    </style:style>
    <style:style style:name="T38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81" style:parent-style-name="Standard" style:family="paragraph">
      <style:paragraph-properties fo:margin-top="0.0395in" fo:margin-bottom="0.0395in"/>
    </style:style>
    <style:style style:name="T38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83" style:parent-style-name="Standard" style:family="paragraph">
      <style:paragraph-properties fo:margin-top="0.0395in" fo:margin-bottom="0.0395in"/>
    </style:style>
    <style:style style:name="T38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8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86" style:parent-style-name="Standard" style:family="paragraph">
      <style:paragraph-properties fo:margin-top="0.0395in" fo:margin-bottom="0.0395in"/>
    </style:style>
    <style:style style:name="T38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88" style:parent-style-name="Standard" style:family="paragraph">
      <style:paragraph-properties fo:margin-top="0.0395in" fo:margin-bottom="0.0395in"/>
    </style:style>
    <style:style style:name="T38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90" style:parent-style-name="Standard" style:family="paragraph">
      <style:paragraph-properties fo:margin-top="0.0395in" fo:margin-bottom="0.0395in"/>
    </style:style>
    <style:style style:name="T39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92" style:parent-style-name="Standard" style:family="paragraph">
      <style:paragraph-properties fo:margin-top="0.0395in" fo:margin-bottom="0.0395in"/>
    </style:style>
    <style:style style:name="T39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9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395" style:parent-style-name="Standard" style:family="paragraph">
      <style:paragraph-properties fo:margin-top="0.0395in" fo:margin-bottom="0.0395in"/>
    </style:style>
    <style:style style:name="T39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397" style:parent-style-name="Standard" style:family="paragraph">
      <style:paragraph-properties fo:margin-top="0.0395in" fo:margin-bottom="0.0395in"/>
    </style:style>
    <style:style style:name="T39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39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00" style:parent-style-name="Standard" style:family="paragraph">
      <style:paragraph-properties fo:margin-top="0.0395in" fo:margin-bottom="0.0395in"/>
    </style:style>
    <style:style style:name="T40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0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03" style:parent-style-name="Standard" style:family="paragraph">
      <style:paragraph-properties fo:margin-top="0.0395in" fo:margin-bottom="0.0395in"/>
    </style:style>
    <style:style style:name="T40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05" style:parent-style-name="Standard" style:family="paragraph">
      <style:paragraph-properties fo:margin-top="0.0395in" fo:margin-bottom="0.0395in"/>
    </style:style>
    <style:style style:name="T40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07" style:parent-style-name="Standard" style:family="paragraph">
      <style:paragraph-properties fo:margin-top="0.0395in" fo:margin-bottom="0.0395in"/>
    </style:style>
    <style:style style:name="T40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09" style:parent-style-name="Standard" style:family="paragraph">
      <style:paragraph-properties fo:margin-top="0.0395in" fo:margin-bottom="0.0395in"/>
    </style:style>
    <style:style style:name="T41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1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12" style:parent-style-name="Standard" style:family="paragraph">
      <style:paragraph-properties fo:margin-top="0.0395in" fo:margin-bottom="0.0395in"/>
    </style:style>
    <style:style style:name="T41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1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15" style:parent-style-name="Standard" style:family="paragraph">
      <style:paragraph-properties fo:margin-top="0.0395in" fo:margin-bottom="0.0395in"/>
    </style:style>
    <style:style style:name="T41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17" style:parent-style-name="Standard" style:family="paragraph">
      <style:paragraph-properties fo:margin-top="0.0395in" fo:margin-bottom="0.0395in"/>
    </style:style>
    <style:style style:name="T41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19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20" style:parent-style-name="Standard" style:family="paragraph">
      <style:paragraph-properties fo:margin-top="0.0395in" fo:margin-bottom="0.0395in"/>
    </style:style>
    <style:style style:name="T42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22" style:parent-style-name="Standard" style:family="paragraph">
      <style:paragraph-properties fo:margin-top="0.0395in" fo:margin-bottom="0.0395in"/>
    </style:style>
    <style:style style:name="T42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24" style:parent-style-name="Standard" style:family="paragraph">
      <style:paragraph-properties fo:margin-top="0.0395in" fo:margin-bottom="0.0395in"/>
    </style:style>
    <style:style style:name="T42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42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27" style:parent-style-name="Standard" style:family="paragraph">
      <style:paragraph-properties fo:margin-top="0.0395in" fo:margin-bottom="0.0395in"/>
    </style:style>
    <style:style style:name="T42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29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30" style:parent-style-name="Standard" style:family="paragraph">
      <style:paragraph-properties fo:margin-top="0.0395in" fo:margin-bottom="0.0395in"/>
    </style:style>
    <style:style style:name="T43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3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33" style:parent-style-name="Standard" style:family="paragraph">
      <style:paragraph-properties fo:margin-top="0.0395in" fo:margin-bottom="0.0395in"/>
    </style:style>
    <style:style style:name="T43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35" style:parent-style-name="Standard" style:family="paragraph">
      <style:paragraph-properties fo:margin-top="0.0395in" fo:margin-bottom="0.0395in"/>
    </style:style>
    <style:style style:name="T43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37" style:parent-style-name="Standard" style:family="paragraph">
      <style:paragraph-properties fo:margin-top="0.0395in" fo:margin-bottom="0.0395in"/>
    </style:style>
    <style:style style:name="T43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39" style:parent-style-name="Standard" style:family="paragraph">
      <style:paragraph-properties fo:margin-top="0.0395in" fo:margin-bottom="0.0395in"/>
    </style:style>
    <style:style style:name="T44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41" style:parent-style-name="Standard" style:family="paragraph">
      <style:paragraph-properties fo:margin-top="0.0395in" fo:margin-bottom="0.0395in"/>
    </style:style>
    <style:style style:name="T44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43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44" style:parent-style-name="Standard" style:family="paragraph">
      <style:paragraph-properties fo:margin-top="0.0395in" fo:margin-bottom="0.0395in"/>
    </style:style>
    <style:style style:name="T44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46" style:parent-style-name="Standard" style:family="paragraph">
      <style:paragraph-properties fo:margin-top="0.0395in" fo:margin-bottom="0.0395in"/>
    </style:style>
    <style:style style:name="T44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44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49" style:parent-style-name="Standard" style:family="paragraph">
      <style:paragraph-properties fo:margin-top="0.0395in" fo:margin-bottom="0.0395in"/>
    </style:style>
    <style:style style:name="T45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51" style:parent-style-name="Standard" style:family="paragraph">
      <style:paragraph-properties fo:margin-top="0.0395in" fo:margin-bottom="0.0395in"/>
    </style:style>
    <style:style style:name="T45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53" style:parent-style-name="Standard" style:family="paragraph">
      <style:paragraph-properties fo:margin-top="0.0395in" fo:margin-bottom="0.0395in"/>
    </style:style>
    <style:style style:name="T45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5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56" style:parent-style-name="Standard" style:family="paragraph">
      <style:paragraph-properties fo:margin-top="0.0395in" fo:margin-bottom="0.0395in"/>
    </style:style>
    <style:style style:name="T45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58" style:parent-style-name="Standard" style:family="paragraph">
      <style:paragraph-properties fo:margin-top="0.0395in" fo:margin-bottom="0.0395in"/>
    </style:style>
    <style:style style:name="T45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60" style:parent-style-name="Standard" style:family="paragraph">
      <style:paragraph-properties fo:margin-top="0.0395in" fo:margin-bottom="0.0395in"/>
    </style:style>
    <style:style style:name="T46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6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63" style:parent-style-name="Standard" style:family="paragraph">
      <style:paragraph-properties fo:margin-top="0.0395in" fo:margin-bottom="0.0395in"/>
    </style:style>
    <style:style style:name="T46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65" style:parent-style-name="Standard" style:family="paragraph">
      <style:paragraph-properties fo:margin-top="0.0395in" fo:margin-bottom="0.0395in"/>
    </style:style>
    <style:style style:name="T46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67" style:parent-style-name="Standard" style:family="paragraph">
      <style:paragraph-properties fo:margin-top="0.0395in" fo:margin-bottom="0.0395in"/>
    </style:style>
    <style:style style:name="T46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46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70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71" style:parent-style-name="Standard" style:family="paragraph">
      <style:paragraph-properties fo:margin-top="0.0395in" fo:margin-bottom="0.0395in"/>
    </style:style>
    <style:style style:name="T47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73" style:parent-style-name="Standard" style:family="paragraph">
      <style:paragraph-properties fo:margin-top="0.0395in" fo:margin-bottom="0.0395in"/>
    </style:style>
    <style:style style:name="T47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75" style:parent-style-name="Standard" style:family="paragraph">
      <style:paragraph-properties fo:margin-top="0.0395in" fo:margin-bottom="0.0395in"/>
    </style:style>
    <style:style style:name="T47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77" style:parent-style-name="Standard" style:family="paragraph">
      <style:paragraph-properties fo:margin-top="0.0395in" fo:margin-bottom="0.0395in"/>
    </style:style>
    <style:style style:name="T47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79" style:parent-style-name="Standard" style:family="paragraph">
      <style:paragraph-properties fo:margin-top="0.0395in" fo:margin-bottom="0.0395in"/>
    </style:style>
    <style:style style:name="T48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81" style:parent-style-name="Standard" style:family="paragraph">
      <style:paragraph-properties fo:margin-top="0.0395in" fo:margin-bottom="0.0395in"/>
    </style:style>
    <style:style style:name="T48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83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84" style:parent-style-name="Standard" style:family="paragraph">
      <style:paragraph-properties fo:margin-top="0.0395in" fo:margin-bottom="0.0395in"/>
    </style:style>
    <style:style style:name="T48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86" style:parent-style-name="Standard" style:family="paragraph">
      <style:paragraph-properties fo:margin-top="0.0395in" fo:margin-bottom="0.0395in"/>
    </style:style>
    <style:style style:name="T48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88" style:parent-style-name="Standard" style:family="paragraph">
      <style:paragraph-properties fo:margin-top="0.0395in" fo:margin-bottom="0.0395in"/>
    </style:style>
    <style:style style:name="T48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90" style:parent-style-name="Standard" style:family="paragraph">
      <style:paragraph-properties fo:margin-top="0.0395in" fo:margin-bottom="0.0395in"/>
    </style:style>
    <style:style style:name="T49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9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93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494" style:parent-style-name="Standard" style:family="paragraph">
      <style:paragraph-properties fo:margin-top="0.0395in" fo:margin-bottom="0.0395in"/>
    </style:style>
    <style:style style:name="T49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96" style:parent-style-name="Standard" style:family="paragraph">
      <style:paragraph-properties fo:margin-top="0.0395in" fo:margin-bottom="0.0395in"/>
    </style:style>
    <style:style style:name="T49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498" style:parent-style-name="Standard" style:family="paragraph">
      <style:paragraph-properties fo:margin-top="0.0395in" fo:margin-bottom="0.0395in"/>
    </style:style>
    <style:style style:name="T49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00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0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02" style:parent-style-name="Standard" style:family="paragraph">
      <style:paragraph-properties fo:margin-top="0.0395in" fo:margin-bottom="0.0395in"/>
    </style:style>
    <style:style style:name="T50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0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05" style:parent-style-name="Standard" style:family="paragraph">
      <style:paragraph-properties fo:margin-top="0.0395in" fo:margin-bottom="0.0395in"/>
    </style:style>
    <style:style style:name="T50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07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08" style:parent-style-name="Standard" style:family="paragraph">
      <style:paragraph-properties fo:margin-top="0.0395in" fo:margin-bottom="0.0395in"/>
    </style:style>
    <style:style style:name="T50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10" style:parent-style-name="Standard" style:family="paragraph">
      <style:paragraph-properties fo:margin-top="0.0395in" fo:margin-bottom="0.0395in"/>
    </style:style>
    <style:style style:name="T51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51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13" style:parent-style-name="Standard" style:family="paragraph">
      <style:paragraph-properties fo:margin-top="0.0395in" fo:margin-bottom="0.0395in"/>
    </style:style>
    <style:style style:name="T51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15" style:parent-style-name="Standard" style:family="paragraph">
      <style:paragraph-properties fo:margin-top="0.0395in" fo:margin-bottom="0.0395in"/>
    </style:style>
    <style:style style:name="T51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17" style:parent-style-name="Standard" style:family="paragraph">
      <style:paragraph-properties fo:margin-top="0.0395in" fo:margin-bottom="0.0395in"/>
    </style:style>
    <style:style style:name="T51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19" style:parent-style-name="Standard" style:family="paragraph">
      <style:paragraph-properties fo:margin-top="0.0395in" fo:margin-bottom="0.0395in"/>
    </style:style>
    <style:style style:name="T52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21" style:parent-style-name="Standard" style:family="paragraph">
      <style:paragraph-properties fo:margin-top="0.0395in" fo:margin-bottom="0.0395in"/>
    </style:style>
    <style:style style:name="T52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23" style:parent-style-name="Standard" style:family="paragraph">
      <style:paragraph-properties fo:margin-top="0.0395in" fo:margin-bottom="0.0395in"/>
    </style:style>
    <style:style style:name="T52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25" style:parent-style-name="Standard" style:family="paragraph">
      <style:paragraph-properties fo:margin-top="0.0395in" fo:margin-bottom="0.0395in"/>
    </style:style>
    <style:style style:name="T52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27" style:parent-style-name="Standard" style:family="paragraph">
      <style:paragraph-properties fo:margin-top="0.0395in" fo:margin-bottom="0.0395in"/>
    </style:style>
    <style:style style:name="T52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29" style:parent-style-name="Standard" style:family="paragraph">
      <style:paragraph-properties fo:margin-top="0.0395in" fo:margin-bottom="0.0395in"/>
    </style:style>
    <style:style style:name="T53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31" style:parent-style-name="Standard" style:family="paragraph">
      <style:paragraph-properties fo:margin-top="0.0395in" fo:margin-bottom="0.0395in"/>
    </style:style>
    <style:style style:name="T53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33" style:parent-style-name="Standard" style:family="paragraph">
      <style:paragraph-properties fo:margin-top="0.0395in" fo:margin-bottom="0.0395in"/>
    </style:style>
    <style:style style:name="T53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35" style:parent-style-name="Standard" style:family="paragraph">
      <style:paragraph-properties fo:margin-top="0.0395in" fo:margin-bottom="0.0395in"/>
    </style:style>
    <style:style style:name="T53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37" style:parent-style-name="Standard" style:family="paragraph">
      <style:paragraph-properties fo:margin-top="0.0395in" fo:margin-bottom="0.0395in"/>
    </style:style>
    <style:style style:name="T53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39" style:parent-style-name="Standard" style:family="paragraph">
      <style:paragraph-properties fo:margin-top="0.0395in" fo:margin-bottom="0.0395in"/>
    </style:style>
    <style:style style:name="T54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54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42" style:parent-style-name="Standard" style:family="paragraph">
      <style:paragraph-properties fo:margin-top="0.0395in" fo:margin-bottom="0.0395in"/>
    </style:style>
    <style:style style:name="T54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44" style:parent-style-name="Standard" style:family="paragraph">
      <style:paragraph-properties fo:margin-top="0.0395in" fo:margin-bottom="0.0395in"/>
    </style:style>
    <style:style style:name="T54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46" style:parent-style-name="Standard" style:family="paragraph">
      <style:paragraph-properties fo:margin-top="0.0395in" fo:margin-bottom="0.0395in"/>
    </style:style>
    <style:style style:name="T54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48" style:parent-style-name="Standard" style:family="paragraph">
      <style:paragraph-properties fo:margin-top="0.0395in" fo:margin-bottom="0.0395in"/>
    </style:style>
    <style:style style:name="T54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50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51" style:parent-style-name="Standard" style:family="paragraph">
      <style:paragraph-properties fo:margin-top="0.0395in" fo:margin-bottom="0.0395in"/>
    </style:style>
    <style:style style:name="T55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53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54" style:parent-style-name="Standard" style:family="paragraph">
      <style:paragraph-properties fo:margin-top="0.0395in" fo:margin-bottom="0.0395in"/>
    </style:style>
    <style:style style:name="T55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56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57" style:parent-style-name="Standard" style:family="paragraph">
      <style:paragraph-properties fo:margin-top="0.0395in" fo:margin-bottom="0.0395in"/>
    </style:style>
    <style:style style:name="T55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59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60" style:parent-style-name="Standard" style:family="paragraph">
      <style:paragraph-properties fo:margin-top="0.0395in" fo:margin-bottom="0.0395in"/>
    </style:style>
    <style:style style:name="T56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62" style:parent-style-name="Standard" style:family="paragraph">
      <style:paragraph-properties fo:margin-top="0.0395in" fo:margin-bottom="0.0395in"/>
    </style:style>
    <style:style style:name="T56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6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6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66" style:parent-style-name="Standard" style:family="paragraph">
      <style:paragraph-properties fo:margin-top="0.0395in" fo:margin-bottom="0.0395in"/>
    </style:style>
    <style:style style:name="T56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68" style:parent-style-name="Standard" style:family="paragraph">
      <style:paragraph-properties fo:margin-top="0.0395in" fo:margin-bottom="0.0395in"/>
    </style:style>
    <style:style style:name="T56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70" style:parent-style-name="Standard" style:family="paragraph">
      <style:paragraph-properties fo:margin-top="0.0395in" fo:margin-bottom="0.0395in"/>
    </style:style>
    <style:style style:name="T57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57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73" style:parent-style-name="Standard" style:family="paragraph">
      <style:paragraph-properties fo:margin-top="0.0395in" fo:margin-bottom="0.0395in"/>
    </style:style>
    <style:style style:name="T57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75" style:parent-style-name="Standard" style:family="paragraph">
      <style:paragraph-properties fo:margin-top="0.0395in" fo:margin-bottom="0.0395in"/>
    </style:style>
    <style:style style:name="T57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77" style:parent-style-name="Standard" style:family="paragraph">
      <style:paragraph-properties fo:margin-top="0.0395in" fo:margin-bottom="0.0395in"/>
    </style:style>
    <style:style style:name="T57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79" style:parent-style-name="Standard" style:family="paragraph">
      <style:paragraph-properties fo:margin-top="0.0395in" fo:margin-bottom="0.0395in"/>
    </style:style>
    <style:style style:name="T58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81" style:parent-style-name="Standard" style:family="paragraph">
      <style:paragraph-properties fo:margin-top="0.0395in" fo:margin-bottom="0.0395in"/>
    </style:style>
    <style:style style:name="T58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83" style:parent-style-name="Standard" style:family="paragraph">
      <style:paragraph-properties fo:margin-top="0.0395in" fo:margin-bottom="0.0395in"/>
    </style:style>
    <style:style style:name="T58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8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86" style:parent-style-name="Standard" style:family="paragraph">
      <style:paragraph-properties fo:margin-top="0.0395in" fo:margin-bottom="0.0395in"/>
    </style:style>
    <style:style style:name="T58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88" style:parent-style-name="Standard" style:family="paragraph">
      <style:paragraph-properties fo:margin-top="0.0395in" fo:margin-bottom="0.0395in"/>
    </style:style>
    <style:style style:name="T58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59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91" style:parent-style-name="Standard" style:family="paragraph">
      <style:paragraph-properties fo:margin-top="0.0395in" fo:margin-bottom="0.0395in"/>
    </style:style>
    <style:style style:name="T59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93" style:parent-style-name="Standard" style:family="paragraph">
      <style:paragraph-properties fo:margin-top="0.0395in" fo:margin-bottom="0.0395in"/>
    </style:style>
    <style:style style:name="T59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9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596" style:parent-style-name="Standard" style:family="paragraph">
      <style:paragraph-properties fo:margin-top="0.0395in" fo:margin-bottom="0.0395in"/>
    </style:style>
    <style:style style:name="T59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598" style:parent-style-name="Standard" style:family="paragraph">
      <style:paragraph-properties fo:margin-top="0.0395in" fo:margin-bottom="0.0395in"/>
    </style:style>
    <style:style style:name="T59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0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P60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de" fo:country="DE"/>
    </style:style>
    <style:style style:name="P602" style:parent-style-name="Standard" style:family="paragraph">
      <style:paragraph-properties fo:margin-top="0.0395in" fo:margin-bottom="0.0395in"/>
    </style:style>
    <style:style style:name="T60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T60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05" style:parent-style-name="Standard" style:family="paragraph">
      <style:paragraph-properties fo:margin-top="0.0395in" fo:margin-bottom="0.0395in"/>
    </style:style>
    <style:style style:name="T60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07" style:parent-style-name="Standard" style:family="paragraph">
      <style:paragraph-properties fo:margin-top="0.0395in" fo:margin-bottom="0.0395in"/>
    </style:style>
    <style:style style:name="T60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0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10" style:parent-style-name="Standard" style:family="paragraph">
      <style:paragraph-properties fo:margin-top="0.0395in" fo:margin-bottom="0.0395in"/>
    </style:style>
    <style:style style:name="T61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12" style:parent-style-name="Standard" style:family="paragraph">
      <style:paragraph-properties fo:margin-top="0.0395in" fo:margin-bottom="0.0395in"/>
    </style:style>
    <style:style style:name="T61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14" style:parent-style-name="Standard" style:family="paragraph">
      <style:paragraph-properties fo:margin-top="0.0395in" fo:margin-bottom="0.0395in"/>
    </style:style>
    <style:style style:name="T61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16" style:parent-style-name="Standard" style:family="paragraph">
      <style:paragraph-properties fo:margin-top="0.0395in" fo:margin-bottom="0.0395in"/>
    </style:style>
    <style:style style:name="T61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18" style:parent-style-name="Standard" style:family="paragraph">
      <style:paragraph-properties fo:margin-top="0.0395in" fo:margin-bottom="0.0395in"/>
    </style:style>
    <style:style style:name="T61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2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2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22" style:parent-style-name="Standard" style:family="paragraph">
      <style:paragraph-properties fo:margin-top="0.0395in" fo:margin-bottom="0.0395in"/>
    </style:style>
    <style:style style:name="T62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24" style:parent-style-name="Standard" style:family="paragraph">
      <style:paragraph-properties fo:margin-top="0.0395in" fo:margin-bottom="0.0395in"/>
    </style:style>
    <style:style style:name="T62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26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27" style:parent-style-name="Standard" style:family="paragraph">
      <style:paragraph-properties fo:margin-top="0.0395in" fo:margin-bottom="0.0395in"/>
    </style:style>
    <style:style style:name="T62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29" style:parent-style-name="Standard" style:family="paragraph">
      <style:paragraph-properties fo:margin-top="0.0395in" fo:margin-bottom="0.0395in"/>
    </style:style>
    <style:style style:name="T63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31" style:parent-style-name="Standard" style:family="paragraph">
      <style:paragraph-properties fo:margin-top="0.0395in" fo:margin-bottom="0.0395in"/>
    </style:style>
    <style:style style:name="T63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33" style:parent-style-name="Standard" style:family="paragraph">
      <style:paragraph-properties fo:margin-top="0.0395in" fo:margin-bottom="0.0395in"/>
    </style:style>
    <style:style style:name="T63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35" style:parent-style-name="Standard" style:family="paragraph">
      <style:paragraph-properties fo:margin-top="0.0395in" fo:margin-bottom="0.0395in"/>
    </style:style>
    <style:style style:name="T63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37" style:parent-style-name="Standard" style:family="paragraph">
      <style:paragraph-properties fo:margin-top="0.0395in" fo:margin-bottom="0.0395in"/>
    </style:style>
    <style:style style:name="T63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39" style:parent-style-name="Standard" style:family="paragraph">
      <style:paragraph-properties fo:margin-top="0.0395in" fo:margin-bottom="0.0395in"/>
    </style:style>
    <style:style style:name="T64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4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42" style:parent-style-name="Standard" style:family="paragraph">
      <style:paragraph-properties fo:margin-top="0.0395in" fo:margin-bottom="0.0395in"/>
    </style:style>
    <style:style style:name="T64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4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45" style:parent-style-name="Standard" style:family="paragraph">
      <style:paragraph-properties fo:margin-top="0.0395in" fo:margin-bottom="0.0395in"/>
    </style:style>
    <style:style style:name="T64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47" style:parent-style-name="Standard" style:family="paragraph">
      <style:paragraph-properties fo:margin-top="0.0395in" fo:margin-bottom="0.0395in"/>
    </style:style>
    <style:style style:name="T64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49" style:parent-style-name="Standard" style:family="paragraph">
      <style:paragraph-properties fo:margin-top="0.0395in" fo:margin-bottom="0.0395in"/>
    </style:style>
    <style:style style:name="T65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51" style:parent-style-name="Standard" style:family="paragraph">
      <style:paragraph-properties fo:margin-top="0.0395in" fo:margin-bottom="0.0395in"/>
    </style:style>
    <style:style style:name="T65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53" style:parent-style-name="Standard" style:family="paragraph">
      <style:paragraph-properties fo:margin-top="0.0395in" fo:margin-bottom="0.0395in"/>
    </style:style>
    <style:style style:name="T65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55" style:parent-style-name="Standard" style:family="paragraph">
      <style:paragraph-properties fo:margin-top="0.0395in" fo:margin-bottom="0.0395in"/>
    </style:style>
    <style:style style:name="T65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57" style:parent-style-name="Standard" style:family="paragraph">
      <style:paragraph-properties fo:margin-top="0.0395in" fo:margin-bottom="0.0395in"/>
    </style:style>
    <style:style style:name="T65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59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60" style:parent-style-name="Standard" style:family="paragraph">
      <style:paragraph-properties fo:margin-top="0.0395in" fo:margin-bottom="0.0395in"/>
    </style:style>
    <style:style style:name="T66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6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63" style:parent-style-name="Standard" style:family="paragraph">
      <style:paragraph-properties fo:margin-top="0.0395in" fo:margin-bottom="0.0395in"/>
    </style:style>
    <style:style style:name="T66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65" style:parent-style-name="Standard" style:family="paragraph">
      <style:paragraph-properties fo:margin-top="0.0395in" fo:margin-bottom="0.0395in"/>
    </style:style>
    <style:style style:name="T66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6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68" style:parent-style-name="Standard" style:family="paragraph">
      <style:paragraph-properties fo:margin-top="0.0395in" fo:margin-bottom="0.0395in"/>
    </style:style>
    <style:style style:name="T66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70" style:parent-style-name="Standard" style:family="paragraph">
      <style:paragraph-properties fo:margin-top="0.0395in" fo:margin-bottom="0.0395in"/>
    </style:style>
    <style:style style:name="T67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72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73" style:parent-style-name="Standard" style:family="paragraph">
      <style:paragraph-properties fo:margin-top="0.0395in" fo:margin-bottom="0.0395in"/>
    </style:style>
    <style:style style:name="T67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75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76" style:parent-style-name="Standard" style:family="paragraph">
      <style:paragraph-properties fo:margin-top="0.0395in" fo:margin-bottom="0.0395in"/>
    </style:style>
    <style:style style:name="T67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78" style:parent-style-name="Standard" style:family="paragraph">
      <style:paragraph-properties fo:margin-top="0.0395in" fo:margin-bottom="0.0395in"/>
    </style:style>
    <style:style style:name="T67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8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P68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de" fo:country="DE"/>
    </style:style>
    <style:style style:name="P682" style:parent-style-name="Standard" style:family="paragraph">
      <style:paragraph-properties fo:margin-top="0.0395in" fo:margin-bottom="0.0395in"/>
    </style:style>
    <style:style style:name="T68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P68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de" fo:country="DE"/>
    </style:style>
    <style:style style:name="P685" style:parent-style-name="Standard" style:family="paragraph">
      <style:paragraph-properties fo:margin-top="0.0395in" fo:margin-bottom="0.0395in"/>
    </style:style>
    <style:style style:name="T68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T68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88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689" style:parent-style-name="Standard" style:family="paragraph">
      <style:paragraph-properties fo:margin-top="0.0395in" fo:margin-bottom="0.0395in"/>
    </style:style>
    <style:style style:name="T69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91" style:parent-style-name="Standard" style:family="paragraph">
      <style:paragraph-properties fo:margin-top="0.0395in" fo:margin-bottom="0.0395in"/>
    </style:style>
    <style:style style:name="T69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93" style:parent-style-name="Standard" style:family="paragraph">
      <style:paragraph-properties fo:margin-top="0.0395in" fo:margin-bottom="0.0395in"/>
    </style:style>
    <style:style style:name="T69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69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96" style:parent-style-name="Standard" style:family="paragraph">
      <style:paragraph-properties fo:margin-top="0.0395in" fo:margin-bottom="0.0395in"/>
    </style:style>
    <style:style style:name="T69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698" style:parent-style-name="Standard" style:family="paragraph">
      <style:paragraph-properties fo:margin-top="0.0395in" fo:margin-bottom="0.0395in"/>
    </style:style>
    <style:style style:name="T69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00" style:parent-style-name="Standard" style:family="paragraph">
      <style:paragraph-properties fo:margin-top="0.0395in" fo:margin-bottom="0.0395in"/>
    </style:style>
    <style:style style:name="T70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02" style:parent-style-name="Standard" style:family="paragraph">
      <style:paragraph-properties fo:margin-top="0.0395in" fo:margin-bottom="0.0395in"/>
    </style:style>
    <style:style style:name="T70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04" style:parent-style-name="Standard" style:family="paragraph">
      <style:paragraph-properties fo:margin-top="0.0395in" fo:margin-bottom="0.0395in"/>
    </style:style>
    <style:style style:name="T70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0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07" style:parent-style-name="Standard" style:family="paragraph">
      <style:paragraph-properties fo:margin-top="0.0395in" fo:margin-bottom="0.0395in"/>
    </style:style>
    <style:style style:name="T70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09" style:parent-style-name="Standard" style:family="paragraph">
      <style:paragraph-properties fo:margin-top="0.0395in" fo:margin-bottom="0.0395in"/>
    </style:style>
    <style:style style:name="T71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11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712" style:parent-style-name="Standard" style:family="paragraph">
      <style:paragraph-properties fo:margin-top="0.0395in" fo:margin-bottom="0.0395in"/>
    </style:style>
    <style:style style:name="T71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14" style:parent-style-name="Standard" style:family="paragraph">
      <style:paragraph-properties fo:margin-top="0.0395in" fo:margin-bottom="0.0395in"/>
    </style:style>
    <style:style style:name="T71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1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17" style:parent-style-name="Standard" style:family="paragraph">
      <style:paragraph-properties fo:margin-top="0.0395in" fo:margin-bottom="0.0395in"/>
    </style:style>
    <style:style style:name="T71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1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P720" style:parent-style-name="Standard" style:family="paragraph">
      <style:paragraph-properties fo:margin-top="0.0395in" fo:margin-bottom="0.0395in"/>
    </style:style>
    <style:style style:name="T72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T72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23" style:parent-style-name="Standard" style:family="paragraph">
      <style:paragraph-properties fo:margin-top="0.0395in" fo:margin-bottom="0.0395in"/>
    </style:style>
    <style:style style:name="T72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25" style:parent-style-name="Standard" style:family="paragraph">
      <style:paragraph-properties fo:margin-top="0.0395in" fo:margin-bottom="0.0395in"/>
    </style:style>
    <style:style style:name="T72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2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28" style:parent-style-name="Standard" style:family="paragraph">
      <style:paragraph-properties fo:margin-top="0.0395in" fo:margin-bottom="0.0395in"/>
    </style:style>
    <style:style style:name="T72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30" style:parent-style-name="Standard" style:family="paragraph">
      <style:paragraph-properties fo:margin-top="0.0395in" fo:margin-bottom="0.0395in"/>
    </style:style>
    <style:style style:name="T73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32" style:parent-style-name="Standard" style:family="paragraph">
      <style:paragraph-properties fo:margin-top="0.0395in" fo:margin-bottom="0.0395in"/>
    </style:style>
    <style:style style:name="T73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34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735" style:parent-style-name="Standard" style:family="paragraph">
      <style:paragraph-properties fo:margin-top="0.0395in" fo:margin-bottom="0.0395in"/>
    </style:style>
    <style:style style:name="T73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37" style:parent-style-name="Standard" style:family="paragraph">
      <style:paragraph-properties fo:margin-top="0.0395in" fo:margin-bottom="0.0395in"/>
    </style:style>
    <style:style style:name="T73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39" style:parent-style-name="Standard" style:family="paragraph">
      <style:paragraph-properties fo:margin-top="0.0395in" fo:margin-bottom="0.0395in"/>
    </style:style>
    <style:style style:name="T74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41" style:parent-style-name="Standard" style:family="paragraph">
      <style:paragraph-properties fo:margin-top="0.0395in" fo:margin-bottom="0.0395in"/>
    </style:style>
    <style:style style:name="T74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43" style:parent-style-name="Standard" style:family="paragraph">
      <style:paragraph-properties fo:margin-top="0.0395in" fo:margin-bottom="0.0395in"/>
    </style:style>
    <style:style style:name="T74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45" style:parent-style-name="Standard" style:family="paragraph">
      <style:paragraph-properties fo:margin-top="0.0395in" fo:margin-bottom="0.0395in"/>
    </style:style>
    <style:style style:name="T74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4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48" style:parent-style-name="Standard" style:family="paragraph">
      <style:paragraph-properties fo:margin-top="0.0395in" fo:margin-bottom="0.0395in"/>
    </style:style>
    <style:style style:name="T74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50" style:parent-style-name="Standard" style:family="paragraph">
      <style:paragraph-properties fo:margin-top="0.0395in" fo:margin-bottom="0.0395in"/>
    </style:style>
    <style:style style:name="T75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52" style:parent-style-name="Standard" style:family="paragraph">
      <style:paragraph-properties fo:margin-top="0.0395in" fo:margin-bottom="0.0395in"/>
    </style:style>
    <style:style style:name="T75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5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T75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P756" style:parent-style-name="Standard" style:family="paragraph">
      <style:paragraph-properties fo:margin-top="0.0395in" fo:margin-bottom="0.0395in"/>
    </style:style>
    <style:style style:name="T75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de" fo:country="DE"/>
    </style:style>
    <style:style style:name="T75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59" style:parent-style-name="Standard" style:family="paragraph">
      <style:paragraph-properties fo:margin-top="0.0395in" fo:margin-bottom="0.0395in"/>
    </style:style>
    <style:style style:name="T76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61" style:parent-style-name="Standard" style:family="paragraph">
      <style:paragraph-properties fo:margin-top="0.0395in" fo:margin-bottom="0.0395in"/>
    </style:style>
    <style:style style:name="T76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63" style:parent-style-name="Standard" style:family="paragraph">
      <style:paragraph-properties fo:margin-top="0.0395in" fo:margin-bottom="0.0395in"/>
    </style:style>
    <style:style style:name="T76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65" style:parent-style-name="Standard" style:family="paragraph">
      <style:paragraph-properties fo:margin-top="0.0395in" fo:margin-bottom="0.0395in"/>
    </style:style>
    <style:style style:name="T76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6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68" style:parent-style-name="Standard" style:family="paragraph">
      <style:paragraph-properties fo:margin-top="0.0395in" fo:margin-bottom="0.0395in"/>
    </style:style>
    <style:style style:name="T76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70" style:parent-style-name="Standard" style:family="paragraph">
      <style:paragraph-properties fo:margin-top="0.0395in" fo:margin-bottom="0.0395in"/>
    </style:style>
    <style:style style:name="T77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72" style:parent-style-name="Standard" style:family="paragraph">
      <style:paragraph-properties fo:margin-top="0.0395in" fo:margin-bottom="0.0395in"/>
    </style:style>
    <style:style style:name="T77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74" style:parent-style-name="Standard" style:family="paragraph">
      <style:paragraph-properties fo:margin-top="0.0395in" fo:margin-bottom="0.0395in"/>
    </style:style>
    <style:style style:name="T77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76" style:parent-style-name="Standard" style:family="paragraph">
      <style:paragraph-properties fo:margin-top="0.0395in" fo:margin-bottom="0.0395in"/>
    </style:style>
    <style:style style:name="T77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78" style:parent-style-name="Standard" style:family="paragraph">
      <style:paragraph-properties fo:margin-top="0.0395in" fo:margin-bottom="0.0395in"/>
    </style:style>
    <style:style style:name="T77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80" style:parent-style-name="Standard" style:family="paragraph">
      <style:paragraph-properties fo:margin-top="0.0395in" fo:margin-bottom="0.0395in"/>
    </style:style>
    <style:style style:name="T78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82" style:parent-style-name="Standard" style:family="paragraph">
      <style:paragraph-properties fo:margin-top="0.0395in" fo:margin-bottom="0.0395in"/>
    </style:style>
    <style:style style:name="T78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84" style:parent-style-name="Standard" style:family="paragraph">
      <style:paragraph-properties fo:margin-top="0.0395in" fo:margin-bottom="0.0395in"/>
    </style:style>
    <style:style style:name="T78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78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87" style:parent-style-name="Standard" style:family="paragraph">
      <style:paragraph-properties fo:margin-top="0.0395in" fo:margin-bottom="0.0395in"/>
    </style:style>
    <style:style style:name="T78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89" style:parent-style-name="Standard" style:family="paragraph">
      <style:paragraph-properties fo:margin-top="0.0395in" fo:margin-bottom="0.0395in"/>
    </style:style>
    <style:style style:name="T79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91" style:parent-style-name="Standard" style:family="paragraph">
      <style:paragraph-properties fo:margin-top="0.0395in" fo:margin-bottom="0.0395in"/>
    </style:style>
    <style:style style:name="T79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93" style:parent-style-name="Standard" style:family="paragraph">
      <style:paragraph-properties fo:margin-top="0.0395in" fo:margin-bottom="0.0395in"/>
    </style:style>
    <style:style style:name="T79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95" style:parent-style-name="Standard" style:family="paragraph">
      <style:paragraph-properties fo:margin-top="0.0395in" fo:margin-bottom="0.0395in"/>
    </style:style>
    <style:style style:name="T79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97" style:parent-style-name="Standard" style:family="paragraph">
      <style:paragraph-properties fo:margin-top="0.0395in" fo:margin-bottom="0.0395in"/>
    </style:style>
    <style:style style:name="T79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799" style:parent-style-name="Standard" style:family="paragraph">
      <style:paragraph-properties fo:margin-top="0.0395in" fo:margin-bottom="0.0395in"/>
    </style:style>
    <style:style style:name="T800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01" style:parent-style-name="Standard" style:family="paragraph">
      <style:paragraph-properties fo:margin-top="0.0395in" fo:margin-bottom="0.0395in"/>
    </style:style>
    <style:style style:name="T80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03" style:parent-style-name="Standard" style:family="paragraph">
      <style:paragraph-properties fo:margin-top="0.0395in" fo:margin-bottom="0.0395in"/>
    </style:style>
    <style:style style:name="T80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80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06" style:parent-style-name="Standard" style:family="paragraph">
      <style:paragraph-properties fo:margin-top="0.0395in" fo:margin-bottom="0.0395in"/>
    </style:style>
    <style:style style:name="T80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08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809" style:parent-style-name="Standard" style:family="paragraph">
      <style:paragraph-properties fo:margin-top="0.0395in" fo:margin-bottom="0.0395in"/>
      <style:text-properties style:font-name="Consolas" fo:font-size="11pt" style:font-size-asian="11pt" style:font-size-complex="11pt" fo:language="en" fo:country="US"/>
    </style:style>
    <style:style style:name="P810" style:parent-style-name="Standard" style:family="paragraph">
      <style:paragraph-properties fo:margin-top="0.0395in" fo:margin-bottom="0.0395in"/>
    </style:style>
    <style:style style:name="T81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12" style:parent-style-name="Standard" style:family="paragraph">
      <style:paragraph-properties fo:margin-top="0.0395in" fo:margin-bottom="0.0395in"/>
    </style:style>
    <style:style style:name="T81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14" style:parent-style-name="Standard" style:family="paragraph">
      <style:paragraph-properties fo:margin-top="0.0395in" fo:margin-bottom="0.0395in"/>
    </style:style>
    <style:style style:name="T81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16" style:parent-style-name="Standard" style:family="paragraph">
      <style:paragraph-properties fo:margin-top="0.0395in" fo:margin-bottom="0.0395in"/>
    </style:style>
    <style:style style:name="T81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18" style:parent-style-name="Standard" style:family="paragraph">
      <style:paragraph-properties fo:margin-top="0.0395in" fo:margin-bottom="0.0395in"/>
    </style:style>
    <style:style style:name="T81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20" style:parent-style-name="Standard" style:family="paragraph">
      <style:paragraph-properties fo:margin-top="0.0395in" fo:margin-bottom="0.0395in"/>
    </style:style>
    <style:style style:name="T82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22" style:parent-style-name="Standard" style:family="paragraph">
      <style:paragraph-properties fo:margin-top="0.0395in" fo:margin-bottom="0.0395in"/>
    </style:style>
    <style:style style:name="T823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24" style:parent-style-name="Standard" style:family="paragraph">
      <style:paragraph-properties fo:margin-top="0.0395in" fo:margin-bottom="0.0395in"/>
    </style:style>
    <style:style style:name="T825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26" style:parent-style-name="Standard" style:family="paragraph">
      <style:paragraph-properties fo:margin-top="0.0395in" fo:margin-bottom="0.0395in"/>
    </style:style>
    <style:style style:name="T827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28" style:parent-style-name="Standard" style:family="paragraph">
      <style:paragraph-properties fo:margin-top="0.0395in" fo:margin-bottom="0.0395in"/>
    </style:style>
    <style:style style:name="T829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30" style:parent-style-name="Standard" style:family="paragraph">
      <style:paragraph-properties fo:margin-top="0.0395in" fo:margin-bottom="0.0395in"/>
    </style:style>
    <style:style style:name="T831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T832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33" style:parent-style-name="Standard" style:family="paragraph">
      <style:paragraph-properties fo:margin-top="0.0395in" fo:margin-bottom="0.0395in"/>
    </style:style>
    <style:style style:name="T834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35" style:parent-style-name="Standard" style:family="paragraph">
      <style:paragraph-properties fo:margin-top="0.0395in" fo:margin-bottom="0.0395in"/>
    </style:style>
    <style:style style:name="T836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name="P837" style:parent-style-name="Standard" style:family="paragraph">
      <style:paragraph-properties fo:margin-top="0.0395in" fo:margin-bottom="0.0395in"/>
    </style:style>
    <style:style style:name="T838" style:parent-style-name="Названиекниги" style:family="text">
      <style:text-properties fo:font-weight="normal" style:font-weight-asian="normal" style:font-weight-complex="normal" fo:font-variant="normal" fo:letter-spacing="normal" fo:font-size="10pt" style:font-size-asian="10pt" style:font-size-complex="10pt" fo:language="en" fo:country="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Кафедра МО ЭВМ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 №</text:span><text:span text:style-name="T20">3</text:span></text:p>
      <text:p text:style-name="P21"><text:span text:style-name="T22">по<text:s/></text:span><text:span text:style-name="T23">дисциплине «</text:span><text:span text:style-name="T24">ПОСТРОЕНИЕ и АНАЛИЗ АЛГОРИТМОВ</text:span><text:span text:style-name="T25">»</text:span></text:p>
      <text:p text:style-name="P26"><text:span text:style-name="T27">Тема:<text:s/></text:span><text:span text:style-name="T28">Алгоритмы на графах</text:span></text:p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Студент гр. 8383</text:p>
          </table:table-cell>
          <table:table-cell table:style-name="TableCell41">
            <text:p text:style-name="P42"/>
          </table:table-cell>
          <table:table-cell table:style-name="TableCell43">
            <text:p text:style-name="P44">Ларин А.</text:p>
          </table:table-cell>
        </table:table-row>
        <table:table-row table:style-name="TableRow45">
          <table:table-cell table:style-name="TableCell46">
            <text:p text:style-name="P47">Преподаватель</text:p>
          </table:table-cell>
          <table:table-cell table:style-name="TableCell48">
            <text:p text:style-name="P49"/>
          </table:table-cell>
          <table:table-cell table:style-name="TableCell50">
            <text:p text:style-name="P51">Фирсов М.А.</text:p>
          </table:table-cell>
        </table:table-row>
      </table:table>
      <text:p text:style-name="P52"/>
      <text:p text:style-name="P53"/>
      <text:p text:style-name="P54"/>
      <text:p text:style-name="P55"/>
      <text:p text:style-name="P56">Санкт-Петербург</text:p>
      <text:p text:style-name="P57">2020</text:p>
      <text:soft-page-break/>
      <text:p text:style-name="P58">Цель работы.</text:p>
      <text:p text:style-name="P59"><text:span text:style-name="T60">Изучить принцип работы алгоритм</text:span><text:span text:style-name="T61">а Форда-Фалкерсона для нахождения максимального потока в сети</text:span><text:span text:style-name="T62"><text:s/>на графах. Решить с их</text:span><text:span text:style-name="T63"><text:s/>помощью задачи</text:span></text:p>
      <text:p text:style-name="P64"/>
      <text:p text:style-name="P65">Основные теоретические положения.</text:p>
      <text:p text:style-name="P66">Алгоритм Форда — Фалкерсона решает задачу нахождения максимального потока в транспортной сети.</text:p>
      <text:p text:style-name="P67"/>
      <text:p text:style-name="Standard"><text:span text:style-name="T68">Идея алгоритма заключается в следующем. Изначально величине потока присваивается значение 0: f ( u , v ) = 0 f(u,v)=0 для всех u , v<text:s/></text:span><text:span text:style-name="T69">∈</text:span><text:span text:style-name="T70"><text:s/>V. Затем величина потока итеративно увеличивается посредством поиска увеличивающего пути (путь от источника s к стоку t, вдоль которого можно послать больший поток). Процесс повторяется, пока можно найти увеличивающий путь.</text:span></text:p>
      <text:list text:style-name="LFO5" text:continue-numbering="true">
        <text:list-item>
          <text:p text:style-name="P71">Обнуляем все потоки. Остаточная сеть изначально совпадает с исходной сетью.</text:p>
        </text:list-item>
        <text:list-item>
          <text:p text:style-name="P72">В остаточной сети находим любой путь из источника в сток. Если такого пути нет, останавливаемся.</text:p>
        </text:list-item>
        <text:list-item>
          <text:p text:style-name="P73">Пускаем через найденный путь (он называется увеличивающим путём или увеличивающей цепью) максимально возможный поток:<text:s/></text:p>
          <text:list text:continue-numbering="true">
            <text:list-item>
              <text:p text:style-name="P74">На найденном пути в остаточной сети ищем ребро с минимальной пропускной способностью <text:s/>.</text:p>
            </text:list-item>
            <text:list-item>
              <text:p text:style-name="P75"><text:span text:style-name="T76">Для каждого ребра на найденном пути увеличиваем поток на<text:s/></text:span><text:span text:style-name="T77">C</text:span><text:span text:style-name="T78">min</text:span><text:span text:style-name="T79">, а в проти</text:span><text:span text:style-name="T80">воположном ему — уменьшаем на <text:s/></text:span><text:span text:style-name="T81">C</text:span><text:span text:style-name="T82">min</text:span></text:p>
            </text:list-item>
            <text:list-item>
              <text:p text:style-name="P83">Модифицируем остаточную сеть. Для всех рёбер на найденном пути, а также для противоположных им рёбер, вычисляем новую пропускную способность. Если она стала ненулевой, добавляем ребро к остаточной сети, а если обнулилась, стираем его.</text:p>
            </text:list-item>
          </text:list>
        </text:list-item>
        <text:list-item>
          <text:p text:style-name="P84">Возвращаемся на шаг 2.</text:p>
        </text:list-item>
      </text:list>
      <text:p text:style-name="P85"/>
      <text:p text:style-name="P86">Словарь<text:s/>терминов:</text:p>
      <text:p text:style-name="P87">Сеть – ориентированный взвешенный граф, имеющий один исток и один сток.</text:p>
      <text:p text:style-name="P88">Исток – вершина, из которой рёбра только выходят*.</text:p>
      <text:p text:style-name="P89">Сток – вершина, в которую рёбра только входят*.</text:p>
      <text:p text:style-name="P90">Поток – абстрактное понятие, показывающее движение по графу.</text:p>
      <text:p text:style-name="P91">Величина потока – числовая характеристика движения по графу (сколько всего выходит из истока = сколько всего входит в сток).</text:p>
      <text:soft-page-break/>
      <text:p text:style-name="P92">Пропускная способность – свойство ребра, показывающее, какая максимальная величина потока может пройти через это ребро.</text:p>
      <text:p text:style-name="P93">Максимальный поток (максимальная величина потока) – максимальная величина, которая может быть выпущена из истока, которая может пройти через все рёбра графа, не вызывая переполнения ни в одном ребре.</text:p>
      <text:p text:style-name="P94">Фактическая величина потока в ребре – значение, показывающее, сколько величины потока проходит через это ребро.</text:p>
      <text:p text:style-name="P95"/>
      <text:p text:style-name="P96">Задание</text:p>
      <text:p text:style-name="P97"/>
      <text:p text:style-name="P98"/>
      <text:p text:style-name="P99">Найти максимальный поток в сети, а также фактическую величину потока, протекающего через каждое ребро, используя алгоритм Форда-Фалкерсона.</text:p>
      <text:p text:style-name="P100"/>
      <text:p text:style-name="P101">Сеть (ориентированный взвешенный граф) представляется в виде триплета из имён вершин и целого неотрицательного числа - пропускной способности (веса).</text:p>
      <text:p text:style-name="P102"/>
      <text:p text:style-name="P103">Входные данные:</text:p>
      <text:p text:style-name="P104"><text:span text:style-name="T105">N</text:span><text:span text:style-name="T106"><text:s/>- количество ориентированных рёбер графа</text:span></text:p>
      <text:p text:style-name="P107"><text:span text:style-name="T108">v</text:span><text:span text:style-name="T109">0 ​ - исток</text:span></text:p>
      <text:p text:style-name="P110"><text:span text:style-name="T111">v</text:span><text:span text:style-name="T112">n</text:span><text:span text:style-name="T113"><text:s/>- сток</text:span></text:p>
      <text:p text:style-name="P114"><text:span text:style-name="T115">v</text:span><text:span text:style-name="T116">i</text:span><text:span text:style-name="T117"><text:s/></text:span><text:span text:style-name="T118">v</text:span><text:span text:style-name="T119">j</text:span><text:span text:style-name="T120"><text:s/></text:span><text:span text:style-name="T121">ω</text:span><text:span text:style-name="T122">ij</text:span><text:span text:style-name="T123"><text:s/></text:span><text:span text:style-name="T124">​​</text:span><text:span text:style-name="T125">- ребро графа</text:span></text:p>
      <text:p text:style-name="P126"><text:span text:style-name="T127">v</text:span><text:span text:style-name="T128">i</text:span><text:span text:style-name="T129"><text:s/></text:span><text:span text:style-name="T130">v</text:span><text:span text:style-name="T131">j</text:span><text:span text:style-name="T132"><text:s/></text:span><text:span text:style-name="T133">ω</text:span><text:span text:style-name="T134">ij</text:span><text:span text:style-name="T135"><text:s/></text:span><text:span text:style-name="T136">​​</text:span><text:span text:style-name="T137">- ребро графа</text:span></text:p>
      <text:p text:style-name="P138">...</text:p>
      <text:p text:style-name="P139"/>
      <text:p text:style-name="P140">Выходные данные:</text:p>
      <text:p text:style-name="P141"><text:span text:style-name="T142">P</text:span><text:span text:style-name="T143">max</text:span><text:span text:style-name="T144"><text:s/>- величина максимального потока</text:span></text:p>
      <text:p text:style-name="P145"><text:span text:style-name="T146">v</text:span><text:span text:style-name="T147">i</text:span><text:span text:style-name="T148"><text:s/></text:span><text:span text:style-name="T149">v</text:span><text:span text:style-name="T150">j</text:span><text:span text:style-name="T151"><text:s/></text:span><text:span text:style-name="T152">ω</text:span><text:span text:style-name="T153">ij</text:span><text:span text:style-name="T154"><text:s/>​ - ребро графа с фактической величиной протекающего потока</text:span></text:p>
      <text:p text:style-name="P155"><text:span text:style-name="T156">v</text:span><text:span text:style-name="T157">i</text:span><text:span text:style-name="T158"><text:s/></text:span><text:span text:style-name="T159">v</text:span><text:span text:style-name="T160">j</text:span><text:span text:style-name="T161"><text:s/></text:span><text:span text:style-name="T162">ω</text:span><text:span text:style-name="T163">ij</text:span><text:span text:style-name="T164"><text:s/>​ - ребро графа с фактической величиной протекающего потока</text:span></text:p>
      <text:p text:style-name="P165">...</text:p>
      <text:p text:style-name="P166"/>
      <text:p text:style-name="P167">В ответе выходные рёбра отсортируйте в лексикографическом порядке по первой вершине, потом по второй (в ответе должны присутствовать все указанные входные рёбра, даже если поток в них равен 0).</text:p>
      <text:p text:style-name="P168"/>
      <text:p text:style-name="P169">Sample Input:</text:p>
      <text:p text:style-name="P170"/>
      <text:p text:style-name="P171">7</text:p>
      <text:p text:style-name="P172">a</text:p>
      <text:p text:style-name="P173">f</text:p>
      <text:p text:style-name="P174">a b 7</text:p>
      <text:p text:style-name="P175">a c 6</text:p>
      <text:p text:style-name="P176">b d 6</text:p>
      <text:p text:style-name="P177">c f 9</text:p>
      <text:p text:style-name="P178">d e 3</text:p>
      <text:p text:style-name="P179">d f 4</text:p>
      <text:p text:style-name="P180">e c 2</text:p>
      <text:p text:style-name="P181"/>
      <text:p text:style-name="P182">Sample Output:</text:p>
      <text:p text:style-name="P183"/>
      <text:p text:style-name="P184">12</text:p>
      <text:p text:style-name="P185">a b 6</text:p>
      <text:p text:style-name="P186">a c 6</text:p>
      <text:p text:style-name="P187">b d 6</text:p>
      <text:p text:style-name="P188">c f 8</text:p>
      <text:p text:style-name="P189">d e 2</text:p>
      <text:p text:style-name="P190">d f 4</text:p>
      <text:p text:style-name="P191">e c 2</text:p>
      <text:p text:style-name="P192"/>
      <text:p text:style-name="P193"/>
      <text:soft-page-break/>
      <text:p text:style-name="P194">Реализация<text:tab/></text:p>
      <text:p text:style-name="P195">Жадный алгоритм реализован<text:s/>по следующей схеме:</text:p>
      <text:p text:style-name="P196">Рекурсивная функция принимает информацию о посещенных вершинах и построенном пути в виде ссылок на структуры данных set и vector соответственно(см. описание функций и структур данных). В цикле обходятся инцидентные вершины в порядке возрастания весов путей. Как только хоть в одной найден путь — рекурсия раскручивается, сохраняя путь, переданных в аргументах. Условие окончания рекурсии — очередная добавленная вершина — финальная.</text:p>
      <text:p text:style-name="P197">Сложность по времени — линейная от числа вершин O(|V|), т. к. в худшем случае будет обойден весь граф, при чем каждая вершина будет посещена не более одного раза. Сложность по памяти — линейная от числа вершин O(|V|), т. к. необходимо хранить путь.</text:p>
      <text:p text:style-name="P198">Алгоритм A*:</text:p>
      <text:p text:style-name="P199">Реализован итеративно на базе очереди с приоритетом<text:s/>(см. описание функций и структур данных)</text:p>
      <text:p text:style-name="P200">На очередной итерации выбирается вершина из головы очереди(на первой итерации — стартовая), и обновляются метки всех соседних вершин с учетом расстояния и эвристической функции. Метки сортируются по правилам очереди<text:s/>с приоритетом, где приоритетом выступает значение функции расстояния плюс эвристической.</text:p>
      <text:p text:style-name="P201">Алгоритм останавливается, когда из очереди удаляется финальная вершина. Далее по меткам восстанавливается путь в обратном порядке, инвертируется, и возвращается.</text:p>
      <text:p text:style-name="P202">Сложность по памяти — линейная от количества вершин O(|V|), т. к. в худшем случае каждой будет соответствовать метка с информацией.</text:p>
      <text:p text:style-name="P203">Временна́я сложность алгоритма A* зависит от эвристики. В худшем случае, число вершин, исследуемых алгоритмом, растёт экспоненциально по сравнению с длиной оптимального пути, но сложность становится полиномиальной, когда эвристика удовлетворяет следующему условию:</text:p>
      <text:soft-page-break/>
      <text:p text:style-name="P204"><text:span text:style-name="T205"><draw:frame draw:z-index="251658240" draw:style-name="a0" draw:name="Изображение2" text:anchor-type="paragraph" svg:x="0in" svg:y="0in" svg:width="2.8437in" svg:height="0.3437in" style:rel-width="scale" style:rel-height="scale"><draw:image xlink:href="media/image1.png" xlink:type="simple" xlink:show="embed" xlink:actuate="onLoad"/><svg:title/><svg:desc/></draw:frame></text:span></text:p>
      <text:p text:style-name="P206">где h* — оптимальная эвристика, то есть точная оценка расстояния из вершины x к цели. Другими словами, ошибка h(x) не должна расти быстрее, чем логарифм от оптимальной эвристики.</text:p>
      <text:p text:style-name="P207"><text:span text:style-name="T208"><text:line-break/></text:span><text:span text:style-name="T209">Описание функций и структур данных</text:span></text:p>
      <text:p text:style-name="P210"><text:tab/>Реализация всех самописных структур данных представлена в коде в приложении А</text:p>
      <text:p text:style-name="P211"><text:tab/>Для представления графа используются структуры данных set и map из STL</text:p>
      <text:p text:style-name="P212">std::map&lt;int, std::set&lt;link&gt; &gt; graph;</text:p>
      <text:p text:style-name="P213"><text:span text:style-name="T214"><text:tab/></text:span><text:span text:style-name="T215">Словарь map, основанная на красно-черных деревьях, ставит в соответствие каждой вершине множество set соединений (ребер) link.</text:span></text:p>
      <text:p text:style-name="P216"><text:tab/>Соединение link представляет из себя структуру с двумя полями — имя инцидентной вершины и<text:s/>вес соответствующего ребра</text:p>
      <text:p text:style-name="P217">set используется так же для хранения множества посещенных вершин, а vector для хранения последовательного пути, формируемого алгоритмом.</text:p>
      <text:p text:style-name="P218"><text:tab/>Очередь с приоритетом реализована на базе списка list из STL, который сортируется стабильно при добавлении, для сохранения порядка следования равных элементов.</text:p>
      <text:p text:style-name="P219"><text:tab/>Для алгоритма A* используются метки label, являющиеся структурами с полями имени, имени предыдущей вершины, и расстояния. Так же на ней определена эвристическая функция.</text:p>
      <text:p text:style-name="P220"/>
      <text:p text:style-name="P221"/>
      <text:p text:style-name="P222">void read() -<text:s/>читает информацию о графе из стандартного потока ввода в глобальную переменную graph, start, finish. Позволяет читать символьные либо численные имена вершин</text:p>
      <text:p text:style-name="P223"/>
      <text:p text:style-name="P224">void write() - пишет считанный граф в стандартный вывод в виде списка инцендентности</text:p>
      <text:p text:style-name="P225"/>
      <text:p text:style-name="P226">std::vector&lt;int&gt; greedy() - инициализация жадного метода <text:s/>поиска пути. Вызывает bool _greedy(); Возвращает путь в виде вектора.</text:p>
      <text:p text:style-name="P227"/>
      <text:p text:style-name="P228">bool _greedy(std::set&lt;int&gt; &amp;visited, std::vector&lt;int&gt; &amp;way) — рекурсивная функция, реализует логику жадного алгоритма.</text:p>
      <text:p text:style-name="P229">std::set&lt;int&gt; &amp;visited — множество посещенных вершин</text:p>
      <text:p text:style-name="P230">std::vector&lt;int&gt; &amp;way — частичный путь</text:p>
      <text:p text:style-name="P231">Возвращает возможность построения пути</text:p>
      <text:p text:style-name="P232"/>
      <text:p text:style-name="P233">std::vector&lt;int&gt; Astar() - реализует логику алгоритма A*.</text:p>
      <text:p text:style-name="P234">Возвращает путь в виде вектора.</text:p>
      <text:p text:style-name="P235"/>
      <text:p text:style-name="P236"><text:span text:style-name="T237">Тесты</text:span><text:span text:style-name="T238">.</text:span></text:p>
      <text:p text:style-name="P239">1. A*</text:p>
      <text:p text:style-name="P240">a : b 10;</text:p>
      <text:p text:style-name="P241">b : a 10; c 1; d 3;</text:p>
      <text:p text:style-name="P242">c : b<text:s/>1; d 6;</text:p>
      <text:p text:style-name="P243">d : b 3; c 6;</text:p>
      <text:p text:style-name="P244">Set <text:s text:c="3"/>lable [Name: b; Prev: a; G: 10; H: 12</text:p>
      <text:p text:style-name="P245">Priority queue:</text:p>
      <text:p text:style-name="P246">a : 3; b : 22;</text:p>
      <text:p text:style-name="P247">------------------------------------</text:p>
      <text:p text:style-name="P248">Set <text:s text:c="3"/>lable [Name: c; Prev: b; G: 11; H: 12</text:p>
      <text:p text:style-name="P249">Priority queue:</text:p>
      <text:p text:style-name="P250">b : 22; c : 23;</text:p>
      <text:p text:style-name="P251">------------------------------------</text:p>
      <text:p text:style-name="P252">Set<text:s text:c="4"/>lable [Name: d; Prev: b; G: 13; H: 13</text:p>
      <text:p text:style-name="P253">Priority queue:</text:p>
      <text:p text:style-name="P254">b : 22; c : 23; d : 26;</text:p>
      <text:p text:style-name="P255">------------------------------------</text:p>
      <text:p text:style-name="P256">abd</text:p>
      <text:p text:style-name="P257"/>
      <text:p text:style-name="P258">2. greedy</text:p>
      <text:p text:style-name="P259">a : b 10;</text:p>
      <text:p text:style-name="P260">b : a 10; c 1; d 3;</text:p>
      <text:p text:style-name="P261">c : b 1; d 6;</text:p>
      <text:p text:style-name="P262">d : b 3; c 6;</text:p>
      <text:p text:style-name="P263">[Concider] b of weight 10</text:p>
      <text:p text:style-name="P264">&lt;Visit&gt; <text:s text:c="3"/>b of weight 10</text:p>
      <text:p text:style-name="P265">[Concider] c of weight 1</text:p>
      <text:p text:style-name="P266">&lt;Visit&gt; <text:s text:c="3"/>c of weight 1</text:p>
      <text:p text:style-name="P267">[Concider] b of weight 1</text:p>
      <text:p text:style-name="P268">[Concider] d of weight 6</text:p>
      <text:p text:style-name="P269">&lt;Visit&gt; <text:s text:c="3"/>d of weight 6</text:p>
      <text:soft-page-break/>
      <text:p text:style-name="P270">abcd</text:p>
      <text:p text:style-name="P271"/>
      <text:p text:style-name="P272">3. A*</text:p>
      <text:p text:style-name="P273">a : b 3; d 5;</text:p>
      <text:p text:style-name="P274">b : a 3; c 1;</text:p>
      <text:p text:style-name="P275">c : b 1; d 1;</text:p>
      <text:p text:style-name="P276">d : a 5; c 1; e 1;</text:p>
      <text:p text:style-name="P277">e : d 1;</text:p>
      <text:p text:style-name="P278">Set <text:s text:c="3"/>lable [Name: b; Prev: a; G: 3; H: 6</text:p>
      <text:p text:style-name="P279">Priority<text:s/>queue:</text:p>
      <text:p text:style-name="P280">a : 4; b : 9;</text:p>
      <text:p text:style-name="P281">------------------------------------</text:p>
      <text:p text:style-name="P282">Set <text:s text:c="3"/>lable [Name: d; Prev: a; G: 5; H: 6</text:p>
      <text:p text:style-name="P283">Priority queue:</text:p>
      <text:p text:style-name="P284">a : 4; b : 9; d : 11;</text:p>
      <text:p text:style-name="P285">------------------------------------</text:p>
      <text:p text:style-name="P286">Set <text:s text:c="3"/>lable [Name: c; Prev: b; G: 4; H: 6</text:p>
      <text:p text:style-name="P287">Priority queue:</text:p>
      <text:p text:style-name="P288">b : 9; d : 11; c :<text:s/>10;</text:p>
      <text:p text:style-name="P289">------------------------------------</text:p>
      <text:p text:style-name="P290">Set <text:s text:c="3"/>lable [Name: e; Prev: d; G: 6; H: 6</text:p>
      <text:p text:style-name="P291">Priority queue:</text:p>
      <text:p text:style-name="P292">d : 11; c : 10; e : 12;</text:p>
      <text:p text:style-name="P293">------------------------------------</text:p>
      <text:p text:style-name="P294"/>
      <text:p text:style-name="P295">ade</text:p>
      <text:p text:style-name="P296"/>
      <text:p text:style-name="P297">4. greedy</text:p>
      <text:p text:style-name="P298">a : b 3; d 5;</text:p>
      <text:p text:style-name="P299">b : a 3; c 1;</text:p>
      <text:p text:style-name="P300">c : b 1; d 1;</text:p>
      <text:p text:style-name="P301">d : a 5; c 1; e 1;</text:p>
      <text:p text:style-name="P302">e : d 1;</text:p>
      <text:p text:style-name="P303">[Concider] b of weight 3</text:p>
      <text:p text:style-name="P304">&lt;Visit&gt; <text:s text:c="3"/>b of weight 3</text:p>
      <text:p text:style-name="P305">[Concider] c of weight 1</text:p>
      <text:p text:style-name="P306">&lt;Visit&gt; <text:s text:c="3"/>c of weight 1</text:p>
      <text:p text:style-name="P307">[Concider] b of weight 1</text:p>
      <text:p text:style-name="P308">[Concider] d of weight 1</text:p>
      <text:p text:style-name="P309">&lt;Visit&gt; <text:s text:c="3"/>d of weight 1</text:p>
      <text:p text:style-name="P310">[Concider] c of weight 1</text:p>
      <text:p text:style-name="P311">[Concider] e of weight 1</text:p>
      <text:p text:style-name="P312">&lt;Visit&gt; <text:s text:c="3"/>e of weight 1</text:p>
      <text:p text:style-name="P313">abcde</text:p>
      <text:p text:style-name="P314"/>
      <text:p text:style-name="P315"><text:span text:style-name="T316">5. greedy<text:s/></text:span><text:span text:style-name="T317">численные</text:span><text:span text:style-name="T318"><text:s/></text:span><text:span text:style-name="T319">имена</text:span></text:p>
      <text:soft-page-break/>
      <text:p text:style-name="P320">1 : 2 w3; 4 w5;</text:p>
      <text:p text:style-name="P321">2 : 1 w3; 3 w1;</text:p>
      <text:p text:style-name="P322">3 : 2 w1; 4 w1;</text:p>
      <text:p text:style-name="P323">4 : 1 w5; 3 w1; 5 w1;</text:p>
      <text:p text:style-name="P324">5 : 4 w1;</text:p>
      <text:p text:style-name="P325">[Concider] 2 of weight 3</text:p>
      <text:p text:style-name="P326">&lt;Visit&gt; <text:s text:c="3"/>2 of weight 3</text:p>
      <text:p text:style-name="P327">[Concider] 3 of weight 1</text:p>
      <text:p text:style-name="P328">&lt;Visit&gt; <text:s text:c="3"/>3 of weight 1</text:p>
      <text:p text:style-name="P329">[Concider] 2 of weight 1</text:p>
      <text:p text:style-name="P330">[Concider] 4 of<text:s/>weight 1</text:p>
      <text:p text:style-name="P331">&lt;Visit&gt; <text:s text:c="3"/>4 of weight 1</text:p>
      <text:p text:style-name="P332">[Concider] 3 of weight 1</text:p>
      <text:p text:style-name="P333">[Concider] 5 of weight 1</text:p>
      <text:p text:style-name="P334">&lt;Visit&gt; <text:s text:c="3"/>5 of weight 1</text:p>
      <text:p text:style-name="P335">12345</text:p>
      <text:p text:style-name="P336"/>
      <text:p text:style-name="P337">Выводы.</text:p>
      <text:p text:style-name="P338">В результате работы была написана полностью рабочая программа решающая поставленную задачу при использовании изученных теоретических<text:s/>материалов. Программа было протестирована, результаты тестов удовлетворительны.</text:p>
      <text:soft-page-break/>
      <text:p text:style-name="P339"><text:span text:style-name="T340">Приложение А(листинг программы)</text:span></text:p>
      <text:p text:style-name="P341"><text:span text:style-name="T342">#include &lt;iostream&gt;</text:span></text:p>
      <text:p text:style-name="P343"><text:span text:style-name="T344">#include &lt;fstream&gt;</text:span></text:p>
      <text:p text:style-name="P345"><text:span text:style-name="T346">#include &lt;vector&gt;</text:span></text:p>
      <text:p text:style-name="P347"><text:span text:style-name="T348">#include &lt;map&gt;</text:span></text:p>
      <text:p text:style-name="P349"><text:span text:style-name="T350">#include &lt;set&gt;</text:span></text:p>
      <text:p text:style-name="P351"><text:span text:style-name="T352">#include &lt;algorithm&gt;</text:span></text:p>
      <text:p text:style-name="P353"><text:span text:style-name="T354">#include &lt;list&gt;</text:span></text:p>
      <text:p text:style-name="P355"/>
      <text:p text:style-name="P356"><text:span text:style-name="T357">//#define NUMERIC_</text:span><text:span text:style-name="T358">NAME</text:span></text:p>
      <text:p text:style-name="P359"><text:span text:style-name="T360">#define DEBUG</text:span></text:p>
      <text:p text:style-name="P361"/>
      <text:p text:style-name="P362"/>
      <text:p text:style-name="P363"><text:span text:style-name="T364">#ifdef NUMERIC_NAME</text:span></text:p>
      <text:p text:style-name="P365"><text:span text:style-name="T366">#define NCAST int</text:span></text:p>
      <text:p text:style-name="P367"><text:span text:style-name="T368">#define PRINT_VEC(VEC) for(auto _EL_:(VEC)){std::cout&lt;&lt;_EL_&lt;&lt;"";}std::cout&lt;&lt;std::endl</text:span></text:p>
      <text:p text:style-name="P369"><text:span text:style-name="T370">#else</text:span></text:p>
      <text:p text:style-name="P371"><text:span text:style-name="T372">#define NCAST char</text:span></text:p>
      <text:p text:style-name="P373"><text:span text:style-name="T374">#define PRINT_VEC(VEC) <text:s/>for(auto<text:s/></text:span><text:span text:style-name="T375">_EL_:(VEC)){std::cout&lt;&lt;(char)_EL_&lt;&lt;"";}std::cout&lt;&lt;std::endl</text:span></text:p>
      <text:p text:style-name="P376"><text:span text:style-name="T377">#endif</text:span></text:p>
      <text:p text:style-name="P378"/>
      <text:p text:style-name="P379"><text:span text:style-name="T380">struct link {</text:span></text:p>
      <text:p text:style-name="P381"><text:span text:style-name="T382"><text:s text:c="4"/>int destName;</text:span></text:p>
      <text:p text:style-name="P383"><text:span text:style-name="T384"><text:s text:c="4"/>double weight;</text:span></text:p>
      <text:p text:style-name="P385"/>
      <text:p text:style-name="P386"><text:span text:style-name="T387"><text:s text:c="4"/>link(int d, double w) {</text:span></text:p>
      <text:p text:style-name="P388"><text:span text:style-name="T389"><text:s text:c="8"/>destName = d;</text:span></text:p>
      <text:p text:style-name="P390"><text:span text:style-name="T391"><text:s text:c="8"/>weight = w;</text:span></text:p>
      <text:p text:style-name="P392"><text:span text:style-name="T393"><text:s text:c="4"/>}</text:span></text:p>
      <text:p text:style-name="P394"/>
      <text:p text:style-name="P395"><text:span text:style-name="T396"><text:s text:c="4"/>bool operator&lt;(const link &amp;other) const {</text:span></text:p>
      <text:p text:style-name="P397"><text:span text:style-name="T398"><text:s text:c="8"/>retur</text:span><text:span text:style-name="T399">n this-&gt;destName &lt; other.destName;</text:span></text:p>
      <text:p text:style-name="P400"><text:span text:style-name="T401"><text:s text:c="4"/>}</text:span></text:p>
      <text:p text:style-name="P402"/>
      <text:p text:style-name="P403"><text:span text:style-name="T404"><text:s text:c="4"/>bool cmp(const link &amp;other) const {</text:span></text:p>
      <text:p text:style-name="P405"><text:span text:style-name="T406"><text:s text:c="8"/>return this-&gt;destName &lt; other.destName;</text:span></text:p>
      <text:p text:style-name="P407"><text:span text:style-name="T408"><text:s text:c="4"/>}</text:span></text:p>
      <text:p text:style-name="P409"><text:span text:style-name="T410">};</text:span></text:p>
      <text:p text:style-name="P411"/>
      <text:p text:style-name="P412"><text:span text:style-name="T413">std::map&lt;int, std::set&lt;link&gt; &gt; graph;</text:span></text:p>
      <text:p text:style-name="P414"/>
      <text:p text:style-name="P415"><text:span text:style-name="T416">int start;</text:span></text:p>
      <text:p text:style-name="P417"><text:span text:style-name="T418">int finish;</text:span></text:p>
      <text:p text:style-name="P419"/>
      <text:p text:style-name="P420"><text:span text:style-name="T421">struct label {//Data for A*</text:span></text:p>
      <text:p text:style-name="P422"><text:span text:style-name="T423"><text:s text:c="4"/>int name;</text:span></text:p>
      <text:p text:style-name="P424"><text:span text:style-name="T425"><text:s text:c="4"/>int<text:s/></text:span><text:span text:style-name="T426">prev;</text:span></text:p>
      <text:p text:style-name="P427"><text:span text:style-name="T428"><text:s text:c="4"/>double G;</text:span></text:p>
      <text:p text:style-name="P429"/>
      <text:soft-page-break/>
      <text:p text:style-name="P430"><text:span text:style-name="T431"><text:s text:c="4"/>double H() const { return G + (int) abs((char) name - (char) finish); }//Heuristic function</text:span></text:p>
      <text:p text:style-name="P432"/>
      <text:p text:style-name="P433"><text:span text:style-name="T434"><text:s text:c="4"/>label() {</text:span></text:p>
      <text:p text:style-name="P435"><text:span text:style-name="T436"><text:s text:c="8"/>this-&gt;name = 0;</text:span></text:p>
      <text:p text:style-name="P437"><text:span text:style-name="T438"><text:s text:c="8"/>this-&gt;prev = 0;</text:span></text:p>
      <text:p text:style-name="P439"><text:span text:style-name="T440"><text:s text:c="8"/>this-&gt;G = -1;</text:span></text:p>
      <text:p text:style-name="P441"><text:span text:style-name="T442"><text:s text:c="4"/>}</text:span></text:p>
      <text:p text:style-name="P443"/>
      <text:p text:style-name="P444"><text:span text:style-name="T445"><text:s text:c="4"/>label(int name, int prev, double G) {</text:span></text:p>
      <text:p text:style-name="P446"><text:span text:style-name="T447"><text:s text:c="5"/></text:span><text:span text:style-name="T448"><text:s text:c="3"/>this-&gt;name = name;</text:span></text:p>
      <text:p text:style-name="P449"><text:span text:style-name="T450"><text:s text:c="8"/>this-&gt;prev = prev;</text:span></text:p>
      <text:p text:style-name="P451"><text:span text:style-name="T452"><text:s text:c="8"/>this-&gt;G = G;</text:span></text:p>
      <text:p text:style-name="P453"><text:span text:style-name="T454"><text:s text:c="4"/>}</text:span></text:p>
      <text:p text:style-name="P455"/>
      <text:p text:style-name="P456"><text:span text:style-name="T457"><text:s text:c="4"/>bool operator&lt;(const label &amp;other) const {</text:span></text:p>
      <text:p text:style-name="P458"><text:span text:style-name="T459"><text:s text:c="8"/>return this-&gt;H() &lt; other.H();</text:span></text:p>
      <text:p text:style-name="P460"><text:span text:style-name="T461"><text:s text:c="4"/>};</text:span></text:p>
      <text:p text:style-name="P462"/>
      <text:p text:style-name="P463"><text:span text:style-name="T464"><text:s text:c="4"/>int operator-(const label &amp;other) const {</text:span></text:p>
      <text:p text:style-name="P465"><text:span text:style-name="T466"><text:s text:c="8"/>return this-&gt;H() - other.H();</text:span></text:p>
      <text:p text:style-name="P467"><text:span text:style-name="T468"><text:s text:c="2"/></text:span><text:span text:style-name="T469"><text:s text:c="2"/>};</text:span></text:p>
      <text:p text:style-name="P470"/>
      <text:p text:style-name="P471"><text:span text:style-name="T472"><text:s text:c="4"/>label &amp;operator=(const label &amp;other) = default;/*{</text:span></text:p>
      <text:p text:style-name="P473"><text:span text:style-name="T474"><text:s text:c="8"/>this-&gt;name = other.name;</text:span></text:p>
      <text:p text:style-name="P475"><text:span text:style-name="T476"><text:s text:c="8"/>this-&gt;prev = other.prev;</text:span></text:p>
      <text:p text:style-name="P477"><text:span text:style-name="T478"><text:s text:c="8"/>this-&gt;G = other.G;</text:span></text:p>
      <text:p text:style-name="P479"><text:span text:style-name="T480"><text:s text:c="8"/>return *this;</text:span></text:p>
      <text:p text:style-name="P481"><text:span text:style-name="T482"><text:s text:c="4"/>};*/</text:span></text:p>
      <text:p text:style-name="P483"/>
      <text:p text:style-name="P484"><text:span text:style-name="T485"><text:s text:c="4"/>static bool cmoLbPtrs(const label *first, const label *second) {</text:span></text:p>
      <text:p text:style-name="P486"><text:span text:style-name="T487"><text:s text:c="8"/>return first-&gt;H() &lt; second-&gt;H();</text:span></text:p>
      <text:p text:style-name="P488"><text:span text:style-name="T489"><text:s text:c="4"/>}</text:span></text:p>
      <text:p text:style-name="P490"><text:span text:style-name="T491">};</text:span></text:p>
      <text:p text:style-name="P492"/>
      <text:p text:style-name="P493"/>
      <text:p text:style-name="P494"><text:span text:style-name="T495">bool cmpLinks(const link &amp;first, const link &amp;second) {</text:span></text:p>
      <text:p text:style-name="P496"><text:span text:style-name="T497"><text:s text:c="4"/>return first.weight &lt; second.weight;</text:span></text:p>
      <text:p text:style-name="P498"><text:span text:style-name="T499">}</text:span></text:p>
      <text:p text:style-name="P500"/>
      <text:p text:style-name="P501"/>
      <text:p text:style-name="P502"><text:span text:style-name="T503">void read() {// Graph data from stdin</text:span></text:p>
      <text:p text:style-name="P504"/>
      <text:p text:style-name="P505"><text:span text:style-name="T506"><text:s text:c="4"/>//Read init and finish vertexes</text:span></text:p>
      <text:p text:style-name="P507"/>
      <text:p text:style-name="P508"><text:span text:style-name="T509">#ifdef NUMERIC_NAME</text:span></text:p>
      <text:p text:style-name="P510"><text:span text:style-name="T511"><text:s text:c="4"/>std:</text:span><text:span text:style-name="T512">:cin&gt;&gt;start&gt;&gt;finish;</text:span></text:p>
      <text:p text:style-name="P513"><text:span text:style-name="T514">#else</text:span></text:p>
      <text:p text:style-name="P515"><text:span text:style-name="T516"><text:s text:c="4"/>char a;</text:span></text:p>
      <text:p text:style-name="P517"><text:span text:style-name="T518"><text:s text:c="4"/>char b;</text:span></text:p>
      <text:p text:style-name="P519"><text:span text:style-name="T520"><text:s text:c="4"/>std::cin &gt;&gt; a &gt;&gt; b;</text:span></text:p>
      <text:soft-page-break/>
      <text:p text:style-name="P521"><text:span text:style-name="T522"><text:s text:c="4"/>start = int(a);</text:span></text:p>
      <text:p text:style-name="P523"><text:span text:style-name="T524"><text:s text:c="4"/>finish = (int) b;</text:span></text:p>
      <text:p text:style-name="P525"><text:span text:style-name="T526">#endif</text:span></text:p>
      <text:p text:style-name="P527"><text:span text:style-name="T528"><text:s text:c="4"/>while (!std::cin.eof()) {</text:span></text:p>
      <text:p text:style-name="P529"><text:span text:style-name="T530"><text:s text:c="8"/>int x, y;</text:span></text:p>
      <text:p text:style-name="P531"><text:span text:style-name="T532"><text:s text:c="8"/>double w;</text:span></text:p>
      <text:p text:style-name="P533"><text:span text:style-name="T534">#ifdef NUMERIC_NAME</text:span></text:p>
      <text:p text:style-name="P535"><text:span text:style-name="T536"><text:s text:c="8"/>std::cin&gt;&gt;x&gt;&gt;y;</text:span></text:p>
      <text:p text:style-name="P537"><text:span text:style-name="T538">#else</text:span></text:p>
      <text:p text:style-name="P539"><text:span text:style-name="T540"><text:s text:c="8"/>std::cin</text:span><text:span text:style-name="T541"><text:s/>&gt;&gt; a &gt;&gt; b;</text:span></text:p>
      <text:p text:style-name="P542"><text:span text:style-name="T543"><text:s text:c="8"/>x = (int) a;</text:span></text:p>
      <text:p text:style-name="P544"><text:span text:style-name="T545"><text:s text:c="8"/>y = (int) b;</text:span></text:p>
      <text:p text:style-name="P546"><text:span text:style-name="T547">#endif</text:span></text:p>
      <text:p text:style-name="P548"><text:span text:style-name="T549"><text:s text:c="8"/>std::cin &gt;&gt; w;</text:span></text:p>
      <text:p text:style-name="P550"/>
      <text:p text:style-name="P551"><text:span text:style-name="T552"><text:s text:c="8"/>//Init graph</text:span></text:p>
      <text:p text:style-name="P553"/>
      <text:p text:style-name="P554"><text:span text:style-name="T555"><text:s text:c="8"/>graph[x].insert(link(y, w));</text:span></text:p>
      <text:p text:style-name="P556"/>
      <text:p text:style-name="P557"><text:span text:style-name="T558"><text:s text:c="8"/>graph[y].insert(link(x, w));</text:span></text:p>
      <text:p text:style-name="P559"/>
      <text:p text:style-name="P560"><text:span text:style-name="T561"><text:s text:c="4"/>}</text:span></text:p>
      <text:p text:style-name="P562"><text:span text:style-name="T563">}</text:span></text:p>
      <text:p text:style-name="P564"/>
      <text:p text:style-name="P565"/>
      <text:p text:style-name="P566"><text:span text:style-name="T567">void write() {</text:span></text:p>
      <text:p text:style-name="P568"><text:span text:style-name="T569"><text:s text:c="4"/>for (auto it:graph) {</text:span></text:p>
      <text:p text:style-name="P570"><text:span text:style-name="T571"><text:s text:c="8"/>std::cout &lt;&lt; (</text:span><text:span text:style-name="T572">char) it.first &lt;&lt; " : ";</text:span></text:p>
      <text:p text:style-name="P573"><text:span text:style-name="T574"><text:s text:c="8"/>for (auto it1:it.second) {</text:span></text:p>
      <text:p text:style-name="P575"><text:span text:style-name="T576"><text:s text:c="12"/>std::cout &lt;&lt; (char) it1.destName &lt;&lt; " " &lt;&lt; it1.weight &lt;&lt; "; ";</text:span></text:p>
      <text:p text:style-name="P577"><text:span text:style-name="T578"><text:s text:c="8"/>}</text:span></text:p>
      <text:p text:style-name="P579"><text:span text:style-name="T580"><text:s text:c="8"/>std::cout &lt;&lt; std::endl;</text:span></text:p>
      <text:p text:style-name="P581"><text:span text:style-name="T582"><text:s text:c="4"/>}</text:span></text:p>
      <text:p text:style-name="P583"><text:span text:style-name="T584">}</text:span></text:p>
      <text:p text:style-name="P585"/>
      <text:p text:style-name="P586"><text:span text:style-name="T587">bool _greedy(std::set&lt;int&gt; &amp;visited, std::vector&lt;int&gt; &amp;way) {</text:span></text:p>
      <text:p text:style-name="P588"><text:span text:style-name="T589"><text:s text:c="4"/>bool</text:span><text:span text:style-name="T590"><text:s/>flag = false;</text:span></text:p>
      <text:p text:style-name="P591"><text:span text:style-name="T592"><text:s text:c="4"/>int vtx = *way.rbegin();</text:span></text:p>
      <text:p text:style-name="P593"><text:span text:style-name="T594"><text:s text:c="4"/>if (vtx == finish)return true;</text:span></text:p>
      <text:p text:style-name="P595"/>
      <text:p text:style-name="P596"><text:span text:style-name="T597"><text:s text:c="4"/>std::vector&lt;link&gt; vtxs(graph[vtx].begin(), graph[vtx].end());</text:span></text:p>
      <text:p text:style-name="P598"><text:span text:style-name="T599"><text:s text:c="4"/></text:span><text:span text:style-name="T600">std::sort(vtxs.begin(), vtxs.end(), cmpLinks);</text:span></text:p>
      <text:p text:style-name="P601"/>
      <text:p text:style-name="P602"><text:span text:style-name="T603"><text:s text:c="4"/></text:span><text:span text:style-name="T604">for (auto it:vtxs) {</text:span></text:p>
      <text:p text:style-name="P605"><text:span text:style-name="T606">#ifdef DEBUG</text:span></text:p>
      <text:p text:style-name="P607"><text:span text:style-name="T608"><text:s text:c="8"/>std::cout &lt;&lt;</text:span><text:span text:style-name="T609"><text:s/>"[Concider] " &lt;&lt; (NCAST) it.destName &lt;&lt; " of weight " &lt;&lt; it.weight &lt;&lt; std::endl;</text:span></text:p>
      <text:p text:style-name="P610"><text:span text:style-name="T611">#endif</text:span></text:p>
      <text:p text:style-name="P612"><text:span text:style-name="T613"><text:s text:c="8"/>if (!visited.count(it.destName)) {</text:span></text:p>
      <text:p text:style-name="P614"><text:span text:style-name="T615">#ifdef DEBUG</text:span></text:p>
      <text:p text:style-name="P616"><text:span text:style-name="T617"><text:s text:c="12"/>std::cout &lt;&lt; "&lt;Visit&gt; <text:s text:c="3"/>" &lt;&lt; (NCAST) it.destName &lt;&lt; " of weight " &lt;&lt; it.weight &lt;&lt; std::endl;</text:span></text:p>
      <text:soft-page-break/>
      <text:p text:style-name="P618"><text:span text:style-name="T619">#endi</text:span><text:span text:style-name="T620">f</text:span></text:p>
      <text:p text:style-name="P621"/>
      <text:p text:style-name="P622"><text:span text:style-name="T623"><text:s text:c="12"/>visited.insert(it.destName);</text:span></text:p>
      <text:p text:style-name="P624"><text:span text:style-name="T625"><text:s text:c="12"/>way.push_back(it.destName);</text:span></text:p>
      <text:p text:style-name="P626"/>
      <text:p text:style-name="P627"><text:span text:style-name="T628"><text:s text:c="12"/>flag |= _greedy(visited, way);</text:span></text:p>
      <text:p text:style-name="P629"><text:span text:style-name="T630"><text:s text:c="12"/>if (flag)return true;</text:span></text:p>
      <text:p text:style-name="P631"><text:span text:style-name="T632"><text:s text:c="8"/>}</text:span></text:p>
      <text:p text:style-name="P633"><text:span text:style-name="T634"><text:s text:c="4"/>}</text:span></text:p>
      <text:p text:style-name="P635"><text:span text:style-name="T636"><text:s text:c="4"/>way.pop_back();</text:span></text:p>
      <text:p text:style-name="P637"><text:span text:style-name="T638"><text:s text:c="4"/>visited.erase(vtx);</text:span></text:p>
      <text:p text:style-name="P639"><text:span text:style-name="T640"><text:s text:c="4"/>return false;</text:span></text:p>
      <text:p text:style-name="P641"/>
      <text:p text:style-name="P642"><text:span text:style-name="T643">}</text:span></text:p>
      <text:p text:style-name="P644"/>
      <text:p text:style-name="P645"><text:span text:style-name="T646">std::vector&lt;int&gt; greedy() {</text:span></text:p>
      <text:p text:style-name="P647"><text:span text:style-name="T648"><text:s text:c="4"/>std::set&lt;int&gt; visited;</text:span></text:p>
      <text:p text:style-name="P649"><text:span text:style-name="T650"><text:s text:c="4"/>std::vector&lt;int&gt; way;</text:span></text:p>
      <text:p text:style-name="P651"><text:span text:style-name="T652"><text:s text:c="4"/>way.push_back(start);</text:span></text:p>
      <text:p text:style-name="P653"><text:span text:style-name="T654"><text:s text:c="4"/>visited.insert(start);</text:span></text:p>
      <text:p text:style-name="P655"><text:span text:style-name="T656"><text:s text:c="4"/>if (!_greedy(visited, way)){std::cerr &lt;&lt; "No Way!\n";exit(0);}</text:span></text:p>
      <text:p text:style-name="P657"><text:span text:style-name="T658"><text:s text:c="4"/>return way;</text:span></text:p>
      <text:p text:style-name="P659"/>
      <text:p text:style-name="P660"><text:span text:style-name="T661">}</text:span></text:p>
      <text:p text:style-name="P662"/>
      <text:p text:style-name="P663"><text:span text:style-name="T664">std::vector&lt;int&gt; AStar() {</text:span></text:p>
      <text:p text:style-name="P665"><text:span text:style-name="T666"><text:s text:c="4"/>std:</text:span><text:span text:style-name="T667">:map&lt;int, label&gt; lbs;</text:span></text:p>
      <text:p text:style-name="P668"><text:span text:style-name="T669"><text:s text:c="4"/>std::vector&lt;label *&gt; q;</text:span></text:p>
      <text:p text:style-name="P670"><text:span text:style-name="T671"><text:s text:c="4"/>std::vector&lt;int&gt; way;</text:span></text:p>
      <text:p text:style-name="P672"/>
      <text:p text:style-name="P673"><text:span text:style-name="T674"><text:s text:c="4"/>bool flag = true;</text:span></text:p>
      <text:p text:style-name="P675"/>
      <text:p text:style-name="P676"><text:span text:style-name="T677"><text:s text:c="4"/>int vtx = start;</text:span></text:p>
      <text:p text:style-name="P678"><text:span text:style-name="T679"><text:s text:c="4"/></text:span><text:span text:style-name="T680">label lb = label(vtx, -1, 0);</text:span></text:p>
      <text:p text:style-name="P681"/>
      <text:p text:style-name="P682"><text:span text:style-name="T683"><text:s text:c="4"/>lbs[vtx] = (lb);</text:span></text:p>
      <text:p text:style-name="P684"/>
      <text:p text:style-name="P685"><text:span text:style-name="T686"><text:s text:c="4"/></text:span><text:span text:style-name="T687">q.push_back(&amp;lbs[vtx]);</text:span></text:p>
      <text:p text:style-name="P688"/>
      <text:p text:style-name="P689"><text:span text:style-name="T690"><text:s text:c="4"/>while (flag) {</text:span></text:p>
      <text:p text:style-name="P691"><text:span text:style-name="T692"><text:s text:c="8"/>flag = false;</text:span></text:p>
      <text:p text:style-name="P693"><text:span text:style-name="T694"><text:s text:c="8"/></text:span><text:span text:style-name="T695">for (auto it:graph[vtx]) {</text:span></text:p>
      <text:p text:style-name="P696"><text:span text:style-name="T697"><text:s text:c="12"/>lb = label(it.destName, vtx, lbs[vtx].G + it.weight);</text:span></text:p>
      <text:p text:style-name="P698"><text:span text:style-name="T699"><text:s text:c="12"/>if (lbs.count(it.destName)) {</text:span></text:p>
      <text:p text:style-name="P700"><text:span text:style-name="T701"><text:s text:c="16"/>if (lb.H() &lt; lbs[it.destName].H()) {</text:span></text:p>
      <text:p text:style-name="P702"><text:span text:style-name="T703"><text:s text:c="20"/>flag = true;</text:span></text:p>
      <text:p text:style-name="P704"><text:span text:style-name="T705"><text:s text:c="20"/>lbs[it.destName</text:span><text:span text:style-name="T706">] = lb;</text:span></text:p>
      <text:p text:style-name="P707"><text:span text:style-name="T708"><text:s text:c="20"/>q.push_back(&amp;lbs[it.destName]);</text:span></text:p>
      <text:p text:style-name="P709"><text:span text:style-name="T710"><text:s text:c="20"/>std::stable_sort(q.begin(), q.end(), label::cmoLbPtrs);</text:span></text:p>
      <text:p text:style-name="P711"/>
      <text:soft-page-break/>
      <text:p text:style-name="P712"><text:span text:style-name="T713">#ifdef DEBUG</text:span></text:p>
      <text:p text:style-name="P714"><text:span text:style-name="T715"><text:s text:c="20"/>std::cout &lt;&lt; "Update lable [Name: " &lt;&lt; (NCAST) lb.name &lt;&lt; "; Prev: " &lt;&lt; (NCAST) lb.pre</text:span><text:span text:style-name="T716">v &lt;&lt; "; G: "</text:span></text:p>
      <text:p text:style-name="P717"><text:span text:style-name="T718"><text:s text:c="30"/></text:span><text:span text:style-name="T719">&lt;&lt; lb.G &lt;&lt; "; H: " &lt;&lt; lb.H() &lt;&lt; std::endl;</text:span></text:p>
      <text:p text:style-name="P720"><text:span text:style-name="T721"><text:s text:c="20"/></text:span><text:span text:style-name="T722">std::cout &lt;&lt; "Priority queue:" &lt;&lt; std::endl;</text:span></text:p>
      <text:p text:style-name="P723"><text:span text:style-name="T724"><text:s text:c="20"/>for (auto it:q) {</text:span></text:p>
      <text:p text:style-name="P725"><text:span text:style-name="T726"><text:s text:c="24"/>std::cout &lt;&lt; (NCAST) it-&gt;name &lt;&lt; " : " &lt;&lt; i</text:span><text:span text:style-name="T727">t-&gt;H() + it-&gt;G &lt;&lt; "; ";</text:span></text:p>
      <text:p text:style-name="P728"><text:span text:style-name="T729"><text:s text:c="20"/>}</text:span></text:p>
      <text:p text:style-name="P730"><text:span text:style-name="T731"><text:s text:c="20"/>std::cout &lt;&lt; std::endl;</text:span></text:p>
      <text:p text:style-name="P732"><text:span text:style-name="T733">#endif</text:span></text:p>
      <text:p text:style-name="P734"/>
      <text:p text:style-name="P735"><text:span text:style-name="T736"><text:s text:c="16"/>}</text:span></text:p>
      <text:p text:style-name="P737"><text:span text:style-name="T738"><text:s text:c="12"/>} else {</text:span></text:p>
      <text:p text:style-name="P739"><text:span text:style-name="T740"><text:s text:c="16"/>flag = true;</text:span></text:p>
      <text:p text:style-name="P741"><text:span text:style-name="T742"><text:s text:c="16"/>lbs[it.destName] = lb;</text:span></text:p>
      <text:p text:style-name="P743"><text:span text:style-name="T744"><text:s text:c="16"/>q.push_back(&amp;lbs[it.destName]);</text:span></text:p>
      <text:p text:style-name="P745"><text:span text:style-name="T746"><text:s text:c="3"/></text:span><text:span text:style-name="T747"><text:s text:c="13"/>std::stable_sort(q.begin(), q.end(), label::cmoLbPtrs);</text:span></text:p>
      <text:p text:style-name="P748"><text:span text:style-name="T749">#ifdef DEBUG</text:span></text:p>
      <text:p text:style-name="P750"><text:span text:style-name="T751"><text:s text:c="16"/>std::cout &lt;&lt; "Set <text:s text:c="3"/>lable [Name: " &lt;&lt; (NCAST) lb.name &lt;&lt; "; Prev: " &lt;&lt; (NCAST) lb.prev &lt;&lt; "; G: "</text:span></text:p>
      <text:p text:style-name="P752"><text:span text:style-name="T753"><text:s text:c="26"/></text:span><text:span text:style-name="T754">&lt;&lt; lb.G &lt;&lt; "; H: " &lt;&lt; lb.H() &lt;&lt;<text:s/></text:span><text:span text:style-name="T755">std::endl;</text:span></text:p>
      <text:p text:style-name="P756"><text:span text:style-name="T757"><text:s text:c="16"/></text:span><text:span text:style-name="T758">std::cout &lt;&lt; "Priority queue:" &lt;&lt; std::endl;</text:span></text:p>
      <text:p text:style-name="P759"><text:span text:style-name="T760"><text:s text:c="16"/>for (auto it:q) {</text:span></text:p>
      <text:p text:style-name="P761"><text:span text:style-name="T762"><text:s text:c="20"/>std::cout &lt;&lt; (NCAST) it-&gt;name &lt;&lt; " : " &lt;&lt; it-&gt;H() + it-&gt;G &lt;&lt; "; ";</text:span></text:p>
      <text:p text:style-name="P763"><text:span text:style-name="T764"><text:s text:c="16"/>}</text:span></text:p>
      <text:p text:style-name="P765"><text:span text:style-name="T766"><text:s text:c="16"/>std::cout &lt;&lt;<text:s/></text:span><text:span text:style-name="T767">"\n------------------------------------" &lt;&lt; std::endl;</text:span></text:p>
      <text:p text:style-name="P768"><text:span text:style-name="T769">#endif</text:span></text:p>
      <text:p text:style-name="P770"><text:span text:style-name="T771"><text:s text:c="12"/>}</text:span></text:p>
      <text:p text:style-name="P772"><text:span text:style-name="T773"><text:s text:c="12"/>if (lb.name == finish)break;</text:span></text:p>
      <text:p text:style-name="P774"><text:span text:style-name="T775"><text:s text:c="8"/>}</text:span></text:p>
      <text:p text:style-name="P776"><text:span text:style-name="T777"><text:s text:c="8"/>if (q.front()-&gt;name == vtx)q.erase(q.begin());</text:span></text:p>
      <text:p text:style-name="P778"><text:span text:style-name="T779"><text:s text:c="8"/>vtx = q.front()-&gt;name;</text:span></text:p>
      <text:p text:style-name="P780"><text:span text:style-name="T781"><text:s text:c="4"/>}</text:span></text:p>
      <text:p text:style-name="P782"><text:span text:style-name="T783"><text:s text:c="4"/>if (lbs.count(finish)) {</text:span></text:p>
      <text:p text:style-name="P784"><text:span text:style-name="T785"><text:s text:c="8"/></text:span><text:span text:style-name="T786">vtx = finish;</text:span></text:p>
      <text:p text:style-name="P787"><text:span text:style-name="T788"><text:s text:c="8"/>std::vector&lt;int&gt; rvWay;</text:span></text:p>
      <text:p text:style-name="P789"><text:span text:style-name="T790"><text:s text:c="8"/>while (vtx != start) {</text:span></text:p>
      <text:p text:style-name="P791"><text:span text:style-name="T792"><text:s text:c="12"/>rvWay.push_back(vtx);</text:span></text:p>
      <text:p text:style-name="P793"><text:span text:style-name="T794"><text:s text:c="12"/>vtx = lbs[vtx].prev;</text:span></text:p>
      <text:p text:style-name="P795"><text:span text:style-name="T796"><text:s text:c="8"/>}</text:span></text:p>
      <text:p text:style-name="P797"><text:span text:style-name="T798"><text:s text:c="8"/>rvWay.push_back(start);</text:span></text:p>
      <text:p text:style-name="P799"><text:span text:style-name="T800"><text:s text:c="8"/>way = std::vector&lt;int&gt;(rvWay.rbegin(), rvWay.rend());</text:span></text:p>
      <text:p text:style-name="P801"><text:span text:style-name="T802"><text:s text:c="4"/>}</text:span></text:p>
      <text:p text:style-name="P803"><text:span text:style-name="T804"><text:s text:c="2"/></text:span><text:span text:style-name="T805"><text:s text:c="2"/>return way;</text:span></text:p>
      <text:p text:style-name="P806"><text:span text:style-name="T807">}</text:span></text:p>
      <text:p text:style-name="P808"/>
      <text:p text:style-name="P809"/>
      <text:p text:style-name="P810"><text:span text:style-name="T811">int main() {</text:span></text:p>
      <text:p text:style-name="P812"><text:span text:style-name="T813">#ifdef DEBUG</text:span></text:p>
      <text:p text:style-name="P814"><text:span text:style-name="T815"><text:s text:c="4"/>std::ifstream in("/media/anton/E6D8B24FD8B21E2D1/Git/txcloud/Labs/s2/Alg/2_Pathfinding/in");</text:span></text:p>
      <text:p text:style-name="P816"><text:span text:style-name="T817"><text:s text:c="4"/>std::cin.rdbuf(in.rdbuf());</text:span></text:p>
      <text:p text:style-name="P818"><text:span text:style-name="T819">#endif</text:span></text:p>
      <text:p text:style-name="P820"><text:span text:style-name="T821"><text:s text:c="4"/>read();</text:span></text:p>
      <text:soft-page-break/>
      <text:p text:style-name="P822"><text:span text:style-name="T823">#ifdef DEBUG</text:span></text:p>
      <text:p text:style-name="P824"><text:span text:style-name="T825"><text:s text:c="4"/>write();</text:span></text:p>
      <text:p text:style-name="P826"><text:span text:style-name="T827">#endif</text:span></text:p>
      <text:p text:style-name="P828"><text:span text:style-name="T829"><text:s text:c="4"/>auto vec = greedy();</text:span></text:p>
      <text:p text:style-name="P830"><text:span text:style-name="T831"><text:s text:c="4"/></text:span><text:span text:style-name="T832">//auto vec = AStar();</text:span></text:p>
      <text:p text:style-name="P833"><text:span text:style-name="T834"><text:s text:c="4"/>PRINT_VEC(vec);</text:span></text:p>
      <text:p text:style-name="P835"><text:span text:style-name="T836"><text:s text:c="4"/>return 0;</text:span></text:p>
      <text:p text:style-name="P837"><text:span text:style-name="T838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, Arial" svg:font-family="Helvetica, Arial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_Timer" svg:font-family="a_Timer" style:font-family-generic="roman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ouriar new" svg:font-family="Couriar new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041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3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, Arial" style:font-name-asian="Times New Roman" style:font-name-complex="Helvetica, Arial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2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Квадрат3" style:display-name="Квадрат3" style:family="paragraph" style:parent-style-name="Standard">
      <style:paragraph-properties fo:widows="0" fo:orphans="0" fo:text-align="justify" style:vertical-align="auto"/>
      <style:text-properties style:font-name="a_Timer" style:font-name-asian="a_Timer" style:font-name-complex="a_Timer" fo:language="en" fo:country="US" style:language-asian="ru" style:country-asian="RU" fo:hyphenate="false"/>
    </style:style>
    <style:style style:name="Обычный14pt.поширине.Перваястрока0.97см.Справа-1.25см.Между......" style:display-name="Обычный + 14 pt.по ширине.Первая строка:  0.97 см.Справа:  -1.25 см.Между... ..." style:family="paragraph" style:parent-style-name="Квадрат3">
      <style:paragraph-properties fo:line-height="120%" fo:margin-right="-0.4902in"/>
      <style:text-properties fo:font-size="14pt" style:font-size-asian="14pt" fo:language="ru" fo:country="RU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Обычный14pt" style:display-name="Обычный + 14 pt" style:family="paragraph" style:parent-style-name="Квадрат3">
      <style:paragraph-properties fo:line-height="120%" fo:margin-right="-0.4902in"/>
      <style:text-properties style:font-name="Times New Roman" style:font-name-asian="Times New Roman" style:font-name-complex="Times New Roman" fo:font-size="14pt" style:font-size-asian="14pt" style:font-size-complex="14pt" fo:language="ru" fo:country="RU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Courier New" style:font-name-asian="Courier New" style:font-name-complex="Courier New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1z0" style:display-name="WW8Num11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1z3" style:display-name="WW8Num11z3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СтандартныйHTMLЗнак" style:display-name="Стандартный HTML Знак" style:family="text">
      <style:text-properties style:font-name="Courier New" style:font-name-asian="Times New Roman" style:font-name-complex="Courier New"/>
    </style:style>
    <style:style style:name="hljs-selector-class" style:display-name="hljs-selector-clas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2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text:list-style style:name="WW8Num2" style:display-name="WW8Num2">
      <text:list-level-style-bullet text:level="1" text:style-name="WW_CharLFO2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3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mwe-math-mathml-inline" style:display-name="mwe-math-mathml-inline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472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meta:initial-creator>SAP</meta:initial-creator>
    <dc:creator>User</dc:creator>
    <meta:creation-date>2018-09-22T21:53:00Z</meta:creation-date>
    <dc:date>2020-03-12T14:01:00Z</dc:date>
    <meta:print-date>2015-07-17T12:06:00Z</meta:print-date>
    <meta:template xlink:href="Normal.dotm" xlink:type="simple"/>
    <meta:editing-cycles>46</meta:editing-cycles>
    <meta:editing-duration>PT29580S</meta:editing-duration>
    <meta:document-statistic meta:page-count="15" meta:paragraph-count="30" meta:word-count="2310" meta:character-count="15453" meta:row-count="109" meta:non-whitespace-character-count="13173"/>
  </office:meta>
</office:document-meta>
</file>